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0.082cm" fo:margin-left="0.035cm" fo:margin-right="6.883cm" fo:break-before="page" table:align="margins"/>
    </style:style>
    <style:style style:name="Table1.A" style:family="table-column">
      <style:table-column-properties style:column-width="1.058cm" style:rel-column-width="600*"/>
    </style:style>
    <style:style style:name="Table1.B" style:family="table-column">
      <style:table-column-properties style:column-width="2.036cm" style:rel-column-width="1154*"/>
    </style:style>
    <style:style style:name="Table1.C" style:family="table-column">
      <style:table-column-properties style:column-width="1.647cm" style:rel-column-width="934*"/>
    </style:style>
    <style:style style:name="Table1.D" style:family="table-column">
      <style:table-column-properties style:column-width="5.341cm" style:rel-column-width="3028*"/>
    </style:style>
    <style:style style:name="Table1.A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D2" style:family="table-cell">
      <style:table-cell-properties fo:padding="0.097cm" fo:border-left="0.002cm solid #000000" fo:border-right="0.002cm solid #000000" fo:border-top="none" fo:border-bottom="0.002cm solid #000000"/>
    </style:style>
    <style:style style:name="Table1.A3" style:family="table-cell" style:data-style-name="N0">
      <style:table-cell-properties fo:padding="0.097cm" fo:border-left="0.002cm solid #000000" fo:border-right="none" fo:border-top="none" fo:border-bottom="0.002cm solid #000000"/>
    </style:style>
    <style:style style:name="Table3" style:family="table">
      <style:table-properties style:width="15.942cm" fo:margin-left="0.011cm" fo:margin-right="1.048cm" table:align="margins"/>
    </style:style>
    <style:style style:name="Table3.A" style:family="table-column">
      <style:table-column-properties style:column-width="2.03cm" style:rel-column-width="1151*"/>
    </style:style>
    <style:style style:name="Table3.B" style:family="table-column">
      <style:table-column-properties style:column-width="13.912cm" style:rel-column-width="7887*"/>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4" style:family="table">
      <style:table-properties style:width="17cm" table:align="margins"/>
    </style:style>
    <style:style style:name="Table4.A" style:family="table-column">
      <style:table-column-properties style:column-width="3.295cm" style:rel-column-width="1868*"/>
    </style:style>
    <style:style style:name="Table4.B" style:family="table-column">
      <style:table-column-properties style:column-width="13.705cm" style:rel-column-width="7770*"/>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center" style:justify-single-word="false"/>
    </style:style>
    <style:style style:name="P2" style:family="paragraph" style:parent-style-name="Text_20_body">
      <style:paragraph-properties fo:text-align="center" style:justify-single-word="false"/>
      <style:text-properties style:font-name="Times New Roman" fo:font-size="12pt" fo:language="en" fo:country="GB" style:font-size-asian="12pt" style:font-size-complex="12pt"/>
    </style:style>
    <style:style style:name="P3" style:family="paragraph" style:parent-style-name="Text_20_body">
      <style:paragraph-properties fo:text-align="center" style:justify-single-word="false"/>
      <style:text-properties style:font-name="Times New Roman" fo:font-size="14pt" fo:language="en" fo:country="GB" style:font-size-asian="14pt" style:font-size-complex="14pt"/>
    </style:style>
    <style:style style:name="P4" style:family="paragraph" style:parent-style-name="Text_20_body">
      <style:paragraph-properties fo:text-align="center" style:justify-single-word="false"/>
      <style:text-properties style:font-name="Times New Roman" fo:language="en" fo:country="GB" fo:font-weight="bold" style:font-weight-asian="bold" style:font-weight-complex="bold"/>
    </style:style>
    <style:style style:name="P5" style:family="paragraph" style:parent-style-name="Text_20_body">
      <style:text-properties fo:language="es" fo:country="ES"/>
    </style:style>
    <style:style style:name="P6" style:family="paragraph" style:parent-style-name="Text_20_body">
      <style:text-properties fo:language="en" fo:country="GB"/>
    </style:style>
    <style:style style:name="P7" style:family="paragraph" style:parent-style-name="Text_20_body">
      <style:text-properties fo:language="en" fo:country="GB" fo:font-weight="normal" style:font-weight-asian="normal" style:font-weight-complex="normal"/>
    </style:style>
    <style:style style:name="P8" style:family="paragraph" style:parent-style-name="Text_20_body">
      <style:text-properties fo:language="en" fo:country="GB" fo:font-weight="bold" style:font-weight-asian="bold" style:font-weight-complex="bold"/>
    </style:style>
    <style:style style:name="P9" style:family="paragraph" style:parent-style-name="Text_20_body">
      <style:paragraph-properties fo:text-align="center" style:justify-single-word="false"/>
      <style:text-properties fo:language="en" fo:country="GB" fo:font-weight="bold" style:font-weight-asian="bold" style:font-weight-complex="bold"/>
    </style:style>
    <style:style style:name="P10" style:family="paragraph" style:parent-style-name="Frame_20_contents">
      <style:text-properties fo:language="en" fo:country="GB"/>
    </style:style>
    <style:style style:name="P11" style:family="paragraph" style:parent-style-name="List_20_Contents">
      <style:paragraph-properties fo:text-align="center" style:justify-single-word="false"/>
      <style:text-properties fo:language="en" fo:country="GB"/>
    </style:style>
    <style:style style:name="P12" style:family="paragraph" style:parent-style-name="Preformatted_20_Text">
      <style:paragraph-properties fo:margin-top="0cm" fo:margin-bottom="0.499cm"/>
      <style:text-properties fo:language="en" fo:country="GB"/>
    </style:style>
    <style:style style:name="P13" style:family="paragraph" style:parent-style-name="Heading">
      <style:paragraph-properties fo:text-align="center" style:justify-single-word="false"/>
      <style:text-properties style:font-name="Times New Roman" fo:font-size="28pt" fo:language="en" fo:country="GB" style:font-size-asian="28pt" style:font-size-complex="28pt"/>
    </style:style>
    <style:style style:name="P14" style:family="paragraph" style:parent-style-name="Heading_20_1">
      <style:paragraph-properties fo:break-before="page"/>
    </style:style>
    <style:style style:name="P15" style:family="paragraph" style:parent-style-name="Heading_20_1">
      <style:paragraph-properties fo:break-before="page"/>
      <style:text-properties fo:language="en" fo:country="GB"/>
    </style:style>
    <style:style style:name="P16" style:family="paragraph" style:parent-style-name="Heading_20_2">
      <style:paragraph-properties fo:break-before="page"/>
      <style:text-properties fo:language="en" fo:country="GB"/>
    </style:style>
    <style:style style:name="P17" style:family="paragraph" style:parent-style-name="Heading_20_3">
      <style:paragraph-properties fo:break-before="page"/>
      <style:text-properties fo:language="en" fo:country="GB"/>
    </style:style>
    <style:style style:name="P18" style:family="paragraph" style:parent-style-name="Heading_20_2">
      <style:text-properties fo:language="en" fo:country="GB"/>
    </style:style>
    <style:style style:name="P19" style:family="paragraph" style:parent-style-name="Standard">
      <style:text-properties fo:language="en" fo:country="GB"/>
    </style:style>
    <style:style style:name="P20" style:family="paragraph" style:parent-style-name="Table_20_Contents">
      <style:paragraph-properties fo:text-align="center" style:justify-single-word="false"/>
      <style:text-properties fo:language="en" fo:country="GB" fo:font-weight="bold" style:font-weight-asian="bold" style:font-weight-complex="bold"/>
    </style:style>
    <style:style style:name="P21" style:family="paragraph" style:parent-style-name="Table_20_Contents">
      <style:paragraph-properties fo:text-align="center" style:justify-single-word="false"/>
      <style:text-properties fo:language="en" fo:country="GB"/>
    </style:style>
    <style:style style:name="P22" style:family="paragraph" style:parent-style-name="Caption">
      <style:paragraph-properties fo:margin-top="0cm" fo:margin-bottom="0cm"/>
      <style:text-properties fo:font-size="8pt" style:font-size-asian="8pt" style:font-size-complex="8pt"/>
    </style:style>
    <style:style style:name="P23" style:family="paragraph" style:parent-style-name="Caption">
      <style:paragraph-properties fo:margin-top="0cm" fo:margin-bottom="0cm" fo:text-align="center" style:justify-single-word="false"/>
      <style:text-properties fo:font-size="8pt" style:font-size-asian="8pt" style:font-size-complex="8pt"/>
    </style:style>
    <style:style style:name="P24" style:family="paragraph" style:parent-style-name="Heading_20_3">
      <style:text-properties fo:language="en" fo:country="GB"/>
    </style:style>
    <style:style style:name="P25" style:family="paragraph" style:parent-style-name="Text_20_body" style:list-style-name="L1"/>
    <style:style style:name="P26" style:family="paragraph" style:parent-style-name="Text_20_body">
      <style:text-properties fo:language="en" fo:country="GB"/>
    </style:style>
    <style:style style:name="P27" style:family="paragraph" style:parent-style-name="Text_20_body" style:list-style-name="L1">
      <style:text-properties fo:language="en" fo:country="GB"/>
    </style:style>
    <style:style style:name="P28" style:family="paragraph" style:parent-style-name="Text_20_body" style:list-style-name="L2">
      <style:text-properties fo:language="en" fo:country="GB"/>
    </style:style>
    <style:style style:name="P29" style:family="paragraph" style:parent-style-name="Text_20_body" style:list-style-name="L3">
      <style:text-properties fo:language="en" fo:country="GB"/>
    </style:style>
    <style:style style:name="P30" style:family="paragraph" style:parent-style-name="Text_20_body" style:list-style-name="L4">
      <style:text-properties fo:language="en" fo:country="GB"/>
    </style:style>
    <style:style style:name="P31" style:family="paragraph" style:parent-style-name="Text_20_body" style:list-style-name="L5">
      <style:text-properties fo:language="en" fo:country="GB"/>
    </style:style>
    <style:style style:name="P32" style:family="paragraph" style:parent-style-name="Text_20_body" style:list-style-name="L6">
      <style:text-properties fo:language="en" fo:country="GB"/>
    </style:style>
    <style:style style:name="P33" style:family="paragraph" style:parent-style-name="Text_20_body">
      <style:text-properties fo:language="en" fo:country="GB" fo:font-weight="bold" style:font-weight-asian="bold" style:font-weight-complex="bold"/>
    </style:style>
    <style:style style:name="P34" style:family="paragraph" style:parent-style-name="Text_20_body" style:list-style-name="L7">
      <style:text-properties fo:language="en" fo:country="GB"/>
    </style:style>
    <style:style style:name="P35" style:family="paragraph" style:parent-style-name="Text_20_body" style:list-style-name="L8">
      <style:text-properties fo:language="en" fo:country="GB"/>
    </style:style>
    <style:style style:name="P36" style:family="paragraph" style:parent-style-name="Text_20_body" style:list-style-name="L9">
      <style:text-properties fo:language="en" fo:country="GB"/>
    </style:style>
    <style:style style:name="P37" style:family="paragraph" style:parent-style-name="Text_20_body" style:list-style-name="L10">
      <style:text-properties fo:language="en" fo:country="GB"/>
    </style:style>
    <style:style style:name="P38" style:family="paragraph" style:parent-style-name="Text_20_body" style:list-style-name="L12">
      <style:text-properties fo:language="en" fo:country="GB"/>
    </style:style>
    <style:style style:name="P39" style:family="paragraph" style:parent-style-name="Text_20_body" style:list-style-name="L3">
      <style:text-properties fo:language="es" fo:country="ES"/>
    </style:style>
    <style:style style:name="P40" style:family="paragraph" style:parent-style-name="Text_20_body" style:list-style-name="L5">
      <style:text-properties fo:language="es" fo:country="ES"/>
    </style:style>
    <style:style style:name="P41" style:family="paragraph" style:parent-style-name="Text_20_body" style:list-style-name="L13"/>
    <style:style style:name="P42" style:family="paragraph" style:parent-style-name="Text_20_body" style:list-style-name="L14"/>
    <style:style style:name="P43" style:family="paragraph" style:parent-style-name="Text_20_body">
      <style:paragraph-properties fo:margin-top="0cm" fo:margin-bottom="0cm"/>
    </style:style>
    <style:style style:name="P44" style:family="paragraph" style:parent-style-name="Text_20_body">
      <style:paragraph-properties fo:margin-top="0cm" fo:margin-bottom="0cm"/>
      <style:text-properties fo:language="en" fo:country="GB"/>
    </style:style>
    <style:style style:name="P45" style:family="paragraph" style:parent-style-name="Text_20_body">
      <style:paragraph-properties fo:margin-top="0cm" fo:margin-bottom="0cm"/>
      <style:text-properties fo:language="en" fo:country="GB" fo:font-weight="normal" style:font-weight-asian="normal" style:font-weight-complex="normal"/>
    </style:style>
    <style:style style:name="P46" style:family="paragraph" style:parent-style-name="Text_20_body">
      <style:paragraph-properties fo:margin-top="0cm" fo:margin-bottom="0cm"/>
      <style:text-properties fo:language="en" fo:country="GB" fo:font-weight="bold" style:font-weight-asian="bold" style:font-weight-complex="bold"/>
    </style:style>
    <style:style style:name="P47" style:family="paragraph" style:parent-style-name="Text_20_body">
      <style:paragraph-properties fo:margin-top="0cm" fo:margin-bottom="0cm"/>
      <style:text-properties fo:font-weight="bold" style:font-weight-asian="bold" style:font-weight-complex="bold"/>
    </style:style>
    <style:style style:name="P48" style:family="paragraph" style:parent-style-name="Text_20_body">
      <style:paragraph-properties fo:margin-top="0cm" fo:margin-bottom="0.499cm"/>
      <style:text-properties fo:language="en" fo:country="GB"/>
    </style:style>
    <style:style style:name="P49" style:family="paragraph" style:parent-style-name="Text_20_body">
      <style:paragraph-properties fo:margin-top="0cm" fo:margin-bottom="0.499cm"/>
      <style:text-properties fo:language="en" fo:country="GB" fo:font-weight="normal" style:font-weight-asian="normal" style:font-weight-complex="normal"/>
    </style:style>
    <style:style style:name="P50" style:family="paragraph" style:parent-style-name="Text_20_body">
      <style:paragraph-properties fo:margin-top="0cm" fo:margin-bottom="0.499cm"/>
      <style:text-properties fo:language="en" fo:country="GB" fo:font-weight="bold" style:font-weight-asian="bold" style:font-weight-complex="bold"/>
    </style:style>
    <style:style style:name="P51" style:family="paragraph" style:parent-style-name="Text_20_body">
      <style:paragraph-properties fo:margin-left="1.499cm" fo:margin-right="0cm" fo:margin-top="0cm" fo:margin-bottom="0cm" fo:text-indent="0cm" style:auto-text-indent="false"/>
    </style:style>
    <style:style style:name="P52" style:family="paragraph" style:parent-style-name="Text_20_body">
      <style:paragraph-properties fo:margin-left="1.499cm" fo:margin-right="0cm" fo:margin-top="0cm" fo:margin-bottom="0cm" fo:text-indent="0cm" style:auto-text-indent="false"/>
      <style:text-properties fo:font-weight="normal" style:font-weight-asian="normal" style:font-weight-complex="normal"/>
    </style:style>
    <style:style style:name="P53" style:family="paragraph" style:parent-style-name="List_20_Contents">
      <style:paragraph-properties fo:margin-left="0cm" fo:margin-right="0cm" fo:text-indent="0cm" style:auto-text-indent="false"/>
      <style:text-properties fo:language="en" fo:country="GB"/>
    </style:style>
    <style:style style:name="P54" style:family="paragraph" style:parent-style-name="List_20_Contents">
      <style:paragraph-properties fo:margin-left="0cm" fo:margin-right="0cm" fo:text-align="start" style:justify-single-word="false" fo:text-indent="0cm" style:auto-text-indent="false"/>
      <style:text-properties fo:language="en" fo:country="GB"/>
    </style:style>
    <style:style style:name="P55" style:family="paragraph" style:parent-style-name="List_20_Contents">
      <style:paragraph-properties fo:margin-left="0cm" fo:margin-right="0cm" fo:margin-top="0cm" fo:margin-bottom="0cm" fo:text-align="start" style:justify-single-word="false" fo:text-indent="0cm" style:auto-text-indent="false"/>
      <style:text-properties fo:language="en" fo:country="GB"/>
    </style:style>
    <style:style style:name="P56" style:family="paragraph" style:parent-style-name="Table_20_Contents">
      <style:paragraph-properties fo:text-align="center" style:justify-single-word="false"/>
      <style:text-properties fo:language="en" fo:country="GB" fo:font-weight="bold" style:font-weight-asian="bold" style:font-weight-complex="bold"/>
    </style:style>
    <style:style style:name="P57" style:family="paragraph" style:parent-style-name="Table_20_Contents">
      <style:paragraph-properties fo:text-align="center" style:justify-single-word="false"/>
      <style:text-properties fo:language="en" fo:country="GB"/>
    </style:style>
    <style:style style:name="P58" style:family="paragraph" style:parent-style-name="Table_20_Contents">
      <style:paragraph-properties fo:text-align="start" style:justify-single-word="false"/>
      <style:text-properties fo:language="en" fo:country="GB"/>
    </style:style>
    <style:style style:name="P59" style:family="paragraph" style:parent-style-name="Frame_20_contents">
      <style:paragraph-properties fo:margin-top="0cm" fo:margin-bottom="0cm" fo:text-align="center" style:justify-single-word="false"/>
      <style:text-properties fo:language="en" fo:country="GB"/>
    </style:style>
    <style:style style:name="P60" style:family="paragraph" style:parent-style-name="List_20_Heading">
      <style:text-properties fo:language="en" fo:country="GB" fo:font-weight="normal" style:font-weight-asian="normal" style:font-weight-complex="normal"/>
    </style:style>
    <style:style style:name="P61" style:family="paragraph" style:parent-style-name="List_20_Heading">
      <style:paragraph-properties fo:text-align="center" style:justify-single-word="false"/>
      <style:text-properties fo:language="en" fo:country="GB"/>
    </style:style>
    <style:style style:name="P62" style:family="paragraph" style:parent-style-name="Contents_20_2">
      <style:paragraph-properties>
        <style:tab-stops>
          <style:tab-stop style:position="9.5cm" style:leader-style="dotted" style:leader-text="."/>
        </style:tab-stops>
      </style:paragraph-properties>
    </style:style>
    <style:style style:name="P63" style:family="paragraph" style:parent-style-name="Heading_20_2">
      <style:text-properties fo:language="en" fo:country="GB"/>
    </style:style>
    <style:style style:name="P64" style:family="paragraph" style:parent-style-name="Heading_20_2">
      <style:paragraph-properties fo:break-before="page"/>
      <style:text-properties fo:language="en" fo:country="GB"/>
    </style:style>
    <style:style style:name="P65" style:family="paragraph" style:parent-style-name="Contents_20_3">
      <style:paragraph-properties>
        <style:tab-stops>
          <style:tab-stop style:position="9.001cm" style:leader-style="dotted" style:leader-text="."/>
        </style:tab-stops>
      </style:paragraph-properties>
    </style:style>
    <style:style style:name="P66" style:family="paragraph" style:parent-style-name="Heading_20_1">
      <style:text-properties fo:language="en" fo:country="GB"/>
    </style:style>
    <style:style style:name="P67" style:family="paragraph" style:parent-style-name="Heading_20_1">
      <style:paragraph-properties fo:break-before="page"/>
      <style:text-properties fo:language="en" fo:country="GB"/>
    </style:style>
    <style:style style:name="P68" style:family="paragraph" style:parent-style-name="Preformatted_20_Text">
      <style:paragraph-properties fo:margin-top="0cm" fo:margin-bottom="0.499cm"/>
      <style:text-properties fo:language="en" fo:country="GB"/>
    </style:style>
    <style:style style:name="P69" style:family="paragraph" style:parent-style-name="Preformatted_20_Text">
      <style:text-properties fo:language="en" fo:country="GB"/>
    </style:style>
    <style:style style:name="P70" style:family="paragraph" style:parent-style-name="Preformatted_20_Text">
      <style:paragraph-properties fo:margin-top="0cm" fo:margin-bottom="0cm"/>
      <style:text-properties fo:language="en" fo:country="GB"/>
    </style:style>
    <style:style style:name="P71" style:family="paragraph" style:parent-style-name="Caption">
      <style:paragraph-properties fo:margin-top="0cm" fo:margin-bottom="0cm" fo:text-align="center" style:justify-single-word="false"/>
      <style:text-properties fo:font-size="8pt" style:font-size-asian="8pt" style:font-size-complex="8pt"/>
    </style:style>
    <style:style style:name="P72" style:family="paragraph" style:parent-style-name="Contents_20_1">
      <style:paragraph-properties>
        <style:tab-stops>
          <style:tab-stop style:position="9.999cm" style:leader-style="dotted" style:leader-text="."/>
        </style:tab-stops>
      </style:paragraph-properties>
    </style:style>
    <style:style style:name="P73" style:family="paragraph" style:parent-style-name="Heading_20_3">
      <style:text-properties fo:language="en" fo:country="GB"/>
    </style:style>
    <style:style style:name="P74" style:family="paragraph">
      <style:paragraph-properties fo:text-align="center"/>
    </style:style>
    <style:style style:name="P75" style:family="paragraph">
      <style:paragraph-properties fo:text-align="center"/>
      <style:text-properties fo:font-size="8pt" style:font-size-asian="8pt" style:font-size-complex="8pt"/>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style="italic"/>
    </style:style>
    <style:style style:name="T4" style:family="text">
      <style:text-properties fo:language="en" fo:country="GB"/>
    </style:style>
    <style:style style:name="T5" style:family="text">
      <style:text-properties fo:language="en" fo:country="GB" fo:font-style="italic" style:font-style-asian="italic" style:font-style-complex="italic"/>
    </style:style>
    <style:style style:name="T6" style:family="text">
      <style:text-properties fo:language="en" fo:country="GB" fo:font-weight="normal" style:font-weight-asian="normal" style:font-weight-complex="normal"/>
    </style:style>
    <style:style style:name="T7" style:family="text">
      <style:text-properties fo:font-weight="normal" style:font-weight-asian="normal" style:font-weight-complex="normal"/>
    </style:style>
    <style:style style:name="T8" style:family="text">
      <style:text-properties fo:language="es" fo:country="ES"/>
    </style:style>
    <style:style style:name="T9" style:family="text">
      <style:text-properties fo:font-size="8pt" style:font-size-asian="8pt" style:font-size-complex="8pt"/>
    </style:style>
    <style:style style:name="fr1" style:family="graphic" style:parent-style-name="Frame">
      <style:graphic-properties style:wrap="none" style:vertical-pos="from-top" style:vertical-rel="paragraph" style:horizontal-pos="center" style:horizontal-rel="paragraph" style:shadow="none"/>
    </style:style>
    <style:style style:name="fr2" style:family="graphic" style:parent-style-name="Frame">
      <style:graphic-properties style:wrap="none" style:vertical-pos="from-top" style:vertical-rel="paragraph" style:horizontal-pos="center" style:horizontal-rel="paragraph"/>
    </style:style>
    <style:style style:name="fr3" style:family="graphic" style:parent-style-name="Frame">
      <style:graphic-properties style:wrap="none" style:vertical-pos="top" style:vertical-rel="paragraph-content" style:horizontal-pos="center" style:horizontal-rel="paragraph"/>
    </style:style>
    <style:style style:name="fr4" style:family="graphic" style:parent-style-name="Frame">
      <style:graphic-properties fo:margin-left="0cm" fo:margin-right="0cm" fo:margin-top="0cm" fo:margin-bottom="0cm" style:run-through="foreground" style:wrap="run-through" style:number-wrapped-paragraphs="no-limit" style:vertical-pos="from-top" style:vertical-rel="paragraph" style:horizontal-pos="from-left" style:horizontal-rel="paragraph" fo:padding="0cm" fo:border="none"/>
    </style:style>
    <style:style style:name="fr5" style:family="graphic" style:parent-style-name="Frame">
      <style:graphic-properties style:wrap="none" style:vertical-pos="from-top" style:vertical-rel="paragraph" style:horizontal-pos="from-left" style:horizontal-rel="paragraph"/>
    </style:style>
    <style:style style:name="fr6" style:family="graphic" style:parent-style-name="Frame">
      <style:graphic-properties style:run-through="foreground" style:wrap="none" style:vertical-pos="from-top" style:vertical-rel="paragraph" style:horizontal-pos="from-left" style:horizontal-rel="paragraph"/>
    </style:style>
    <style:style style:name="fr7" style:family="graphic" style:parent-style-name="Frame">
      <style:graphic-properties style:run-through="foreground" style:wrap="none" style:vertical-pos="from-top" style:vertical-rel="paragraph" style:horizontal-pos="from-left" style:horizontal-rel="paragraph">
        <style:columns fo:column-count="1" fo:column-gap="0cm"/>
      </style:graphic-properties>
    </style:style>
    <style:style style:name="fr8" style:family="graphic" style:parent-style-name="Frame">
      <style:graphic-properties style:run-through="foreground" style:wrap="none" style:vertical-pos="top" style:vertical-rel="paragraph" style:horizontal-pos="from-left" style:horizontal-rel="paragraph">
        <style:columns fo:column-count="1" fo:column-gap="0cm"/>
      </style:graphic-properties>
    </style:style>
    <style:style style:name="fr9" style:family="graphic" style:parent-style-name="Frame">
      <style:graphic-properties style:wrap="none" style:vertical-pos="top" style:vertical-rel="paragraph-content" style:horizontal-pos="from-left" style:horizontal-rel="paragraph"/>
    </style:style>
    <style:style style:name="fr10" style:family="graphic" style:parent-style-name="Frame">
      <style:graphic-properties style:wrap="none" style:vertical-pos="top" style:vertical-rel="paragraph-content" style:horizontal-pos="from-left" style:horizontal-rel="paragraph-start-margin"/>
    </style:style>
    <style:style style:name="fr11" style:family="graphic" style:parent-style-name="Frame">
      <style:graphic-properties style:wrap="none" style:vertical-pos="top" style:vertical-rel="paragraph" style:horizontal-pos="from-left" style:horizontal-rel="paragraph"/>
    </style:style>
    <style:style style:name="Sect1" style:family="section">
      <style:section-properties fo:margin-left="0cm" fo:margin-right="0cm" style:editable="false">
        <style:columns fo:column-count="1" fo:column-gap="0cm"/>
      </style:section-properties>
    </style:style>
    <style:style style:name="Sect2" style:family="section">
      <style:section-properties fo:background-color="transparent" style:editable="false">
        <style:columns fo:column-count="1" fo:column-gap="0cm"/>
        <style:background-image/>
      </style:section-properties>
    </style:style>
    <style:style style:name="Sect3"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color="#e6e6e6" draw:textarea-horizontal-align="justify" draw:textarea-vertical-align="middle" draw:auto-grow-height="false" fo:min-height="0cm" fo:min-width="0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fill-color="#ffcc99"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fill-color="#ff0000" draw:textarea-vertical-align="middle" draw:auto-grow-height="false" fo:min-height="1.321cm" fo:min-width="0.8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tyle:run-through="foreground" style:vertical-pos="from-top" style:vertical-rel="paragraph" style:horizontal-pos="from-left" style:horizontal-rel="paragraph" draw:wrap-influence-on-position="once-concurrent" style:flow-with-text="false"/>
    </style:style>
    <style:style style:name="gr8" style:family="graphic">
      <style:graphic-properties draw:marker-end="Arrow" draw:textarea-horizontal-align="center" draw:textarea-vertical-align="middle" style:run-through="foreground"/>
    </style:style>
    <style:style style:name="gr9" style:family="graphic">
      <style:graphic-properties draw:textarea-horizontal-align="center" draw:textarea-vertical-align="middle" style:run-through="foreground"/>
    </style:style>
    <style:style style:name="gr10" style:family="graphic">
      <style:graphic-properties draw:fill-color="#ffcc99" draw:textarea-horizontal-align="justify" draw:textarea-vertical-align="middle" draw:auto-grow-height="false" fo:margin-left="0cm" fo:margin-right="0cm" fo:margin-top="0cm" fo:margin-bottom="0cm" style:run-through="foreground" style:wrap="none" style:vertical-pos="from-top" style:vertical-rel="paragraph" style:horizontal-pos="from-left" style:horizontal-rel="paragraph" draw:wrap-influence-on-position="once-concurrent" style:flow-with-text="false"/>
    </style:style>
    <style:style style:name="gr11" style:family="graphic">
      <style:graphic-properties draw:textarea-horizontal-align="justify" draw:textarea-vertical-align="middle" draw:auto-grow-height="false" style:run-through="foreground"/>
    </style:style>
    <style:style style:name="gr12" style:family="graphic">
      <style:graphic-properties draw:marker-start="Arrow" draw:marker-start-width="0.25cm" draw:marker-end="Arrow" draw:marker-end-width="0.25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marker-start="Arrow" draw:marker-start-width="0.25cm" draw:marker-end="" draw:marker-end-width="0.25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fill-color="#ffcc99" draw:textarea-horizontal-align="justify" draw:textarea-vertical-align="middle" draw:auto-grow-height="false" fo:margin-left="0cm" fo:margin-right="0cm" fo:margin-top="0cm" fo:margin-bottom="0cm" style:run-through="foreground" style:wrap="none" style:vertical-pos="from-top" style:vertical-rel="paragraph" style:horizontal-pos="center" style:horizontal-rel="paragraph" draw:wrap-influence-on-position="once-concurrent" style:flow-with-text="false"/>
    </style:style>
    <style:style style:name="gr15" style:family="graphic">
      <style:graphic-properties draw:marker-start="Arrow" draw:marker-start-width="0.25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marker-start="" draw:marker-start-width="0.25cm" draw:marker-end="Arrow" draw:marker-end-width="0.25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marker-end="Arrow" draw:marker-end-width="0.25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marker-end="Arrow" draw:marker-end-width="0.25cm" draw:textarea-horizontal-align="center" draw:textarea-vertical-align="middle" style:run-through="foreground" style:wrap="run-through" style:number-wrapped-paragraphs="no-limit" style:vertical-pos="from-top" style:vertical-rel="paragraph" style:horizontal-pos="from-left" style:horizontal-rel="paragraph"/>
    </style:style>
    <number:number-style style:name="N0">
      <number:number number:min-integer-digits="1"/>
    </number:number-style>
    <number:date-style style:name="N76" number:automatic-order="true">
      <number:day/>
      <number:text> de </number:text>
      <number:month number:style="long" number:textual="true"/>
      <number:text> de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globalWrapper">
        <text:section text:style-name="Sect1" text:name="column-content">
          <text:section text:style-name="Sect1" text:name="content">
            <text:p text:style-name="P13">Localization of AOO</text:p>
            <text:p text:style-name="P3"><text:date style:data-style-name="N76" text:date-value="2012-10-14T14:22:58.92" text:fixed="true">14 October 2012</text:date></text:p>
            <text:p text:style-name="P2"/>
            <text:p text:style-name="P4"/>
            <text:table-of-content text:style-name="Sect2" text:protected="true" text:name="Table of Contents1">
              <text:table-of-content-source text:outline-level="10" text:relative-tab-stop-position="false">
                <text:index-title-template text:style-name="Contents_20_Heading"> Contents</text:index-title-template>
                <text:table-of-content-entry-template text:outline-level="1" text:style-name="Contents_20_1">
                  <text:index-entry-chapter/>
                  <text:index-entry-text/>
                  <text:index-entry-tab-stop style:type="left" style:position="9.999cm" style:leader-char="."/>
                  <text:index-entry-page-number/>
                </text:table-of-content-entry-template>
                <text:table-of-content-entry-template text:outline-level="2" text:style-name="Contents_20_2">
                  <text:index-entry-chapter/>
                  <text:index-entry-text/>
                  <text:index-entry-tab-stop style:type="left" style:position="9.999cm" style:leader-char="."/>
                  <text:index-entry-page-number/>
                </text:table-of-content-entry-template>
                <text:table-of-content-entry-template text:outline-level="3" text:style-name="Contents_20_3">
                  <text:index-entry-chapter/>
                  <text:index-entry-text/>
                  <text:index-entry-tab-stop style:type="left" style:position="9.999cm"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3" text:name="Table of Contents1_Head">
                  <text:p text:style-name="Contents_20_Heading"><text:s/>Contents</text:p>
                </text:index-title>
                <text:p text:style-name="P72">Introduction<text:tab/>3</text:p>
                <text:p text:style-name="P72">Overview<text:tab/>4</text:p>
                <text:p text:style-name="P72">Actors and Systems<text:tab/>5</text:p>
                <text:p text:style-name="P62">Developers<text:tab/>5</text:p>
                <text:p text:style-name="P62">Translators<text:tab/>6</text:p>
                <text:p text:style-name="P62">Integrators<text:tab/>6</text:p>
                <text:p text:style-name="P62">Testers<text:tab/>6</text:p>
                <text:p text:style-name="P62">System: SVN <text:tab/>6</text:p>
                <text:p text:style-name="P62">System: pootle server<text:tab/>6</text:p>
                <text:p text:style-name="P72">L10n workflow high altitude view<text:tab/>7</text:p>
                <text:p text:style-name="P62">Content Creation<text:tab/>8</text:p>
                <text:p text:style-name="P62">Upload pootle server<text:tab/>8</text:p>
                <text:p text:style-name="P62">Translation<text:tab/>9</text:p>
                <text:p text:style-name="P65">Translation online (“committer”)<text:tab/>9</text:p>
                <text:p text:style-name="P65">Translation offline (non “committer”)<text:tab/>9</text:p>
                <text:p text:style-name="P62">Merge SVN <text:tab/>10</text:p>
                <text:p text:style-name="P62">Update pootle server<text:tab/>10</text:p>
                <text:p text:style-name="P62">Language build<text:tab/>10</text:p>
                <text:p text:style-name="P72">Simplified data flow<text:tab/>11</text:p>
                <text:p text:style-name="P72">L10n workflow technical view<text:tab/>12</text:p>
                <text:p text:style-name="P62">Content Creation<text:tab/>12</text:p>
                <text:p text:style-name="P62">Upload pootle server<text:tab/>12</text:p>
                <text:p text:style-name="P65">Extraction from sources (generate new sdf file)<text:tab/>12</text:p>
                <text:p text:style-name="P65">Merge with pootle server database<text:tab/>14</text:p>
                <text:p text:style-name="P62">Translation<text:tab/>15</text:p>
                <text:p text:style-name="P65">Translation online (“committer”)<text:tab/>15</text:p>
                <text:p text:style-name="P65">Translation offline (non “committer”)<text:tab/>15</text:p>
                <text:p text:style-name="P62">Merge SVN <text:tab/>16</text:p>
                <text:p text:style-name="P62">Update pootle server<text:tab/>16</text:p>
                <text:p text:style-name="P62">Language build<text:tab/>17</text:p>
                <text:p text:style-name="P72">File Formats<text:tab/>18</text:p>
                <text:p text:style-name="P72">Tools<text:tab/>19</text:p>
                <text:p text:style-name="P72">Open issues<text:tab/>20</text:p>
                <text:p text:style-name="P62">Workflow is not a designed approach<text:tab/>20</text:p>
                <text:p text:style-name="P65">Proposal<text:tab/>20</text:p>
                <text:p text:style-name="P62">Tools are writing in multiple languages<text:tab/>20</text:p>
                <text:p text:style-name="P65">Proposal<text:tab/>21</text:p>
                <text:p text:style-name="P62">Use of sdf file<text:tab/>21</text:p>
                <text:p text:style-name="P65">Proposal<text:tab/>21</text:p>
                <text:p text:style-name="P62">Separate projects for UI and help<text:tab/>22</text:p>
                <text:p text:style-name="P65">Proposal<text:tab/>22</text:p>
                <text:p text:style-name="P62"><text:soft-page-break/>Build process is highly manual and error prone<text:tab/>22</text:p>
                <text:p text:style-name="P65">Proposal<text:tab/>23</text:p>
                <text:p text:style-name="P62">Automatic update of pootle server <text:tab/>23</text:p>
                <text:p text:style-name="P65">Proposal<text:tab/>23</text:p>
                <text:p text:style-name="P62">Content control<text:tab/>23</text:p>
                <text:p text:style-name="P65">Proposal<text:tab/>23</text:p>
              </text:index-body>
            </text:table-of-content>
            <text:section text:style-name="Sect1" text:name="bodyContent">
              <text:h text:style-name="P18" text:outline-level="2"/>
              <text:h text:style-name="P15" text:outline-level="1">Introduction</text:h>
              <text:p text:style-name="Text_20_body"><text:span text:style-name="T4">This document is based on and extents </text:span><text:a xlink:type="simple" xlink:href="http://wiki.openoffice.org/w/index.php?title=Localization_for_developers#Localization%20for%20developers">Localization_for_developers</text:a><text:span text:style-name="T4">. The document is work in progress showing the result of a detailed technical analysis of the current process (version 3.4.1) . As such this document should be seen as a replacement of <text:s/></text:span><text:a xlink:type="simple" xlink:href="http://wiki.openoffice.org/w/index.php?title=Localization_for_developers#Localization%20for%20developers">Localization_for_developers</text:a><text:span text:style-name="T4">.</text:span></text:p>
              <text:p text:style-name="P6">The l10n process only concerns itself about localizing defined supported languages. Adding a new language is a i18 process. This document is further restricted to <text:s/>the ongoing translation process and closely related build process. In case of external happenings, like e.g. Germany changing rules of spelling, it should be covered with i18 procedures.</text:p>
              <text:p text:style-name="Text_20_body"><text:span text:style-name="T4">The document will hopefully spark a discussion so it can be updated with other views from the </text:span><text:a xlink:type="simple" xlink:href="mailto:ooo-L10n@incubator.apache.org">ooo-L10 mail list</text:a><text:span text:style-name="T4">.</text:span></text:p>
              <text:p text:style-name="P6">It is important to understand the current process before we start discussing detailed changes, so this is the main purpose of this page. Once all the open issues at the end of document have been discussed as solutions agreed upon, a new document will be made describing the process as it should be in the near future.</text:p>
              <text:p text:style-name="Text_20_body"><text:span text:style-name="T4">Thanks to all those persons who contributed to </text:span><text:a xlink:type="simple" xlink:href="http://wiki.openoffice.org/w/index.php?title=Localization_for_developers#Localization%20for%20developers">Localization_for_developers</text:a><text:span text:style-name="T4"> that has been a great starting point for this document.</text:span></text:p>
              <text:p text:style-name="P6"><text:s/></text:p>
              <text:h text:style-name="P15" text:outline-level="1">Overview</text:h>
              <text:p text:style-name="P6">Localization, often abbreviated as l10n, defines the process to make a software package available in local languages, different to the language of the developer.</text:p>
              <text:p text:style-name="P6">Localization is from the perspective of the involved person a multi-step process that involves a variety of tools and procedures. Most importantly the 4 main categories of involved persons have quite different and to some extent conflicting views and requirement, therefore the process should be a real “best of all worlds” approach.</text:p>
              <text:p text:style-name="P6">The current process is more or less purely developer oriented, contains a lot of different tools and depends a lot on the responsibility of the involved people. It seems to be a process that has grown out of necessity more than a planned road.</text:p>
              <text:p text:style-name="P6">Most of the tools used as well as the central data format (SDF) are specific to AOO and not used anywhere else even though both source (c++, resource, UI files) and target (po files) are standard file formats.</text:p>
              <text:p text:style-name="P6">Only a part of the workflow are integrated in the build system. Much of it requires manual steps to be taken. Some of the tools involved are not part of the OpenOffice SVN and, due to a hard disk crash of the old <text:a xlink:type="simple" xlink:href="http://translate.sourceforge.net/wiki/pootle/index">pootle server</text:a>, are lost.</text:p>
              <text:p text:style-name="Text_20_body"><text:span text:style-name="T4">Translations are done with the help of a </text:span><text:a xlink:type="simple" xlink:href="http://translate.sourceforge.net/wiki/pootle/index">pootle server</text:a><text:span text:style-name="T4">. The localization work flow can very short be seen as:</text:span></text:p>
              <text:list xml:id="list7399962556618608959" text:style-name="L1">
                <text:list-item>
                  <text:p text:style-name="P27">extraction messages from source files. </text:p>
                </text:list-item>
                <text:list-item>
                  <text:p text:style-name="P25"><text:span text:style-name="T4">uploading message to the </text:span><text:a xlink:type="simple" xlink:href="http://translate.sourceforge.net/wiki/pootle/index">pootle server</text:a></text:p>
                </text:list-item>
                <text:list-item>
                  <text:p text:style-name="P25"><text:span text:style-name="T4">translating messages on the </text:span><text:a xlink:type="simple" xlink:href="http://translate.sourceforge.net/wiki/pootle/index">pootle server</text:a></text:p>
                </text:list-item>
                <text:list-item>
                  <text:p text:style-name="P25"><text:span text:style-name="T4">downloading messages from the </text:span><text:a xlink:type="simple" xlink:href="http://translate.sourceforge.net/wiki/pootle/index">pootle server</text:a></text:p>
                </text:list-item>
                <text:list-item>
                  <text:p text:style-name="P27">merging messages into source files</text:p>
                </text:list-item>
              </text:list>
              <text:p text:style-name="Text_20_body"><text:span text:style-name="T4">If you are looking for information about how to contribute translations then </text:span><text:a xlink:type="simple" xlink:href="http://wiki.openoffice.org/wiki/Localization">this page</text:a><text:span text:style-name="T4"> gives an (outdated) overview. </text:span></text:p>
              <text:p text:style-name="P6">The document has 5 parts:</text:p>
              <text:list xml:id="list7573319583366118399" text:style-name="L2">
                <text:list-item>
                  <text:p text:style-name="P28">a relative non-technical overview of the process,</text:p>
                </text:list-item>
                <text:list-item>
                  <text:p text:style-name="P28">a detailed technical overview of the process</text:p>
                </text:list-item>
                <text:list-item>
                  <text:p text:style-name="P28">a detailed technical data flow/storage view</text:p>
                </text:list-item>
                <text:list-item>
                  <text:p text:style-name="P28">a detailed technical view of the tools used with parameters etc. </text:p>
                </text:list-item>
                <text:list-item>
                  <text:p text:style-name="P28">an open issues list.</text:p>
                </text:list-item>
              </text:list>
              <text:h text:style-name="P18" text:outline-level="2"/>
              <text:h text:style-name="P15" text:outline-level="1">Actors and Systems</text:h>
              <text:p text:style-name="P6">The l10n process can and should be viewed with respect to 4 different categories of people who access the process through 2 different systems. The translator consider <text:a xlink:type="simple" xlink:href="http://translate.sourceforge.net/wiki/pootle/index">pootle server</text:a> to be repository whereas the others consider <text:a xlink:type="simple" xlink:href="http://www.apache.org/dev/version-control.html">SVN</text:a> the main repository.</text:p>
              <text:p text:style-name="P6"><draw:frame draw:style-name="fr1" draw:name="Frame14" text:anchor-type="paragraph" svg:y="0.03cm" svg:width="12.019cm" draw:z-index="2"><draw:text-box fo:min-height="6.981cm"><text:p text:style-name="P10"><draw:custom-shape text:anchor-type="paragraph" draw:z-index="13" draw:style-name="gr5" svg:width="0.874cm" svg:height="0.927cm" svg:x="0.462cm" svg:y="5.193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custom-shape text:anchor-type="paragraph" draw:z-index="12" draw:style-name="gr5" svg:width="0.874cm" svg:height="0.927cm" svg:x="9.523cm" svg:y="0.266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custom-shape text:anchor-type="paragraph" draw:z-index="11" draw:style-name="gr5" svg:width="0.874cm" svg:height="0.927cm" svg:x="0.302cm" svg:y="0.295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custom-shape text:anchor-type="paragraph" draw:z-index="10" draw:style-name="gr4" draw:text-style-name="P74" svg:width="3.202cm" svg:height="1.086cm" svg:x="2.074cm" svg:y="0.215cm"><text:p text:style-name="P74">I am a developer</text:p><draw:enhanced-geometry svg:viewBox="0 0 21600 21600" draw:glue-points="10800 0 3160 3160 0 10800 3160 18440 10800 21600 18440 18440 21600 10800 18440 3160 ?f14 ?f15" draw:text-areas="3200 3200 18400 18400" draw:type="round-callout" draw:modifiers="-4662.5550660793 9222.07792207792" draw:enhanced-path="W 0 0 21600 21600 ?f22 ?f23 ?f18 ?f19 L ?f14 ?f15 Z N"><draw:equation draw:name="f0" draw:formula="$0 -10800"/><draw:equation draw:name="f1" draw:formula="$1 -10800"/><draw:equation draw:name="f2" draw:formula="?f0 *?f0 "/><draw:equation draw:name="f3" draw:formula="?f1 *?f1 "/><draw:equation draw:name="f4" draw:formula="?f2 +?f3 "/><draw:equation draw:name="f5" draw:formula="sqrt(?f4 )"/><draw:equation draw:name="f6" draw:formula="?f5 -10800"/><draw:equation draw:name="f7" draw:formula="atan2(?f1 ,?f0 )/(pi/180)"/><draw:equation draw:name="f8" draw:formula="?f7 -10"/><draw:equation draw:name="f9" draw:formula="?f7 +10"/><draw:equation draw:name="f10" draw:formula="10800*cos(?f7 *(pi/180))"/><draw:equation draw:name="f11" draw:formula="10800*sin(?f7 *(pi/180))"/><draw:equation draw:name="f12" draw:formula="?f10 +10800"/><draw:equation draw:name="f13" draw:formula="?f11 +10800"/><draw:equation draw:name="f14" draw:formula="if(?f6 ,$0 ,?f12 )"/><draw:equation draw:name="f15" draw:formula="if(?f6 ,$1 ,?f13 )"/><draw:equation draw:name="f16" draw:formula="10800*cos(?f8 *(pi/180))"/><draw:equation draw:name="f17" draw:formula="10800*sin(?f8 *(pi/180))"/><draw:equation draw:name="f18" draw:formula="?f16 +10800"/><draw:equation draw:name="f19" draw:formula="?f17 +10800"/><draw:equation draw:name="f20" draw:formula="10800*cos(?f9 *(pi/180))"/><draw:equation draw:name="f21" draw:formula="10800*sin(?f9 *(pi/180))"/><draw:equation draw:name="f22" draw:formula="?f20 +10800"/><draw:equation draw:name="f23" draw:formula="?f21 +10800"/><draw:handle draw:handle-position="$0 $1"/></draw:enhanced-geometry></draw:custom-shape><draw:custom-shape text:anchor-type="paragraph" draw:z-index="9" draw:style-name="gr4" draw:text-style-name="P74" svg:width="3.202cm" svg:height="1.086cm" svg:x="5.544cm" svg:y="0.275cm"><text:p text:style-name="P74">I am a translator</text:p><draw:enhanced-geometry svg:viewBox="0 0 21600 21600" draw:glue-points="10800 0 3160 3160 0 10800 3160 18440 10800 21600 18440 18440 21600 10800 18440 3160 ?f14 ?f15" draw:text-areas="3200 3200 18400 18400" draw:type="round-callout" draw:modifiers="24561.6740088106 9853.24675324675" draw:enhanced-path="W 0 0 21600 21600 ?f22 ?f23 ?f18 ?f19 L ?f14 ?f15 Z N"><draw:equation draw:name="f0" draw:formula="$0 -10800"/><draw:equation draw:name="f1" draw:formula="$1 -10800"/><draw:equation draw:name="f2" draw:formula="?f0 *?f0 "/><draw:equation draw:name="f3" draw:formula="?f1 *?f1 "/><draw:equation draw:name="f4" draw:formula="?f2 +?f3 "/><draw:equation draw:name="f5" draw:formula="sqrt(?f4 )"/><draw:equation draw:name="f6" draw:formula="?f5 -10800"/><draw:equation draw:name="f7" draw:formula="atan2(?f1 ,?f0 )/(pi/180)"/><draw:equation draw:name="f8" draw:formula="?f7 -10"/><draw:equation draw:name="f9" draw:formula="?f7 +10"/><draw:equation draw:name="f10" draw:formula="10800*cos(?f7 *(pi/180))"/><draw:equation draw:name="f11" draw:formula="10800*sin(?f7 *(pi/180))"/><draw:equation draw:name="f12" draw:formula="?f10 +10800"/><draw:equation draw:name="f13" draw:formula="?f11 +10800"/><draw:equation draw:name="f14" draw:formula="if(?f6 ,$0 ,?f12 )"/><draw:equation draw:name="f15" draw:formula="if(?f6 ,$1 ,?f13 )"/><draw:equation draw:name="f16" draw:formula="10800*cos(?f8 *(pi/180))"/><draw:equation draw:name="f17" draw:formula="10800*sin(?f8 *(pi/180))"/><draw:equation draw:name="f18" draw:formula="?f16 +10800"/><draw:equation draw:name="f19" draw:formula="?f17 +10800"/><draw:equation draw:name="f20" draw:formula="10800*cos(?f9 *(pi/180))"/><draw:equation draw:name="f21" draw:formula="10800*sin(?f9 *(pi/180))"/><draw:equation draw:name="f22" draw:formula="?f20 +10800"/><draw:equation draw:name="f23" draw:formula="?f21 +10800"/><draw:handle draw:handle-position="$0 $1"/></draw:enhanced-geometry></draw:custom-shape><draw:custom-shape text:anchor-type="paragraph" draw:z-index="8" draw:style-name="gr4" draw:text-style-name="P74" svg:width="3.555cm" svg:height="1.086cm" svg:x="2.242cm" svg:y="5.084cm"><text:p text:style-name="P74">I am an integrator</text:p><draw:enhanced-geometry svg:viewBox="0 0 21600 21600" draw:glue-points="10800 0 3160 3160 0 10800 3160 18440 10800 21600 18440 18440 21600 10800 18440 3160 ?f14 ?f15" draw:text-areas="3200 3200 18400 18400" draw:type="round-callout" draw:modifiers="-4350 10554.5454545455" draw:enhanced-path="W 0 0 21600 21600 ?f22 ?f23 ?f18 ?f19 L ?f14 ?f15 Z N"><draw:equation draw:name="f0" draw:formula="$0 -10800"/><draw:equation draw:name="f1" draw:formula="$1 -10800"/><draw:equation draw:name="f2" draw:formula="?f0 *?f0 "/><draw:equation draw:name="f3" draw:formula="?f1 *?f1 "/><draw:equation draw:name="f4" draw:formula="?f2 +?f3 "/><draw:equation draw:name="f5" draw:formula="sqrt(?f4 )"/><draw:equation draw:name="f6" draw:formula="?f5 -10800"/><draw:equation draw:name="f7" draw:formula="atan2(?f1 ,?f0 )/(pi/180)"/><draw:equation draw:name="f8" draw:formula="?f7 -10"/><draw:equation draw:name="f9" draw:formula="?f7 +10"/><draw:equation draw:name="f10" draw:formula="10800*cos(?f7 *(pi/180))"/><draw:equation draw:name="f11" draw:formula="10800*sin(?f7 *(pi/180))"/><draw:equation draw:name="f12" draw:formula="?f10 +10800"/><draw:equation draw:name="f13" draw:formula="?f11 +10800"/><draw:equation draw:name="f14" draw:formula="if(?f6 ,$0 ,?f12 )"/><draw:equation draw:name="f15" draw:formula="if(?f6 ,$1 ,?f13 )"/><draw:equation draw:name="f16" draw:formula="10800*cos(?f8 *(pi/180))"/><draw:equation draw:name="f17" draw:formula="10800*sin(?f8 *(pi/180))"/><draw:equation draw:name="f18" draw:formula="?f16 +10800"/><draw:equation draw:name="f19" draw:formula="?f17 +10800"/><draw:equation draw:name="f20" draw:formula="10800*cos(?f9 *(pi/180))"/><draw:equation draw:name="f21" draw:formula="10800*sin(?f9 *(pi/180))"/><draw:equation draw:name="f22" draw:formula="?f20 +10800"/><draw:equation draw:name="f23" draw:formula="?f21 +10800"/><draw:handle draw:handle-position="$0 $1"/></draw:enhanced-geometry></draw:custom-shape><draw:rect text:anchor-type="paragraph" draw:z-index="7" draw:style-name="gr3" draw:text-style-name="P74" svg:width="2.567cm" svg:height="1.112cm" svg:x="8.682cm" svg:y="2.48cm"><text:p text:style-name="P74">Pootle server</text:p></draw:rect><draw:custom-shape text:anchor-type="paragraph" draw:z-index="6" draw:style-name="gr2" svg:width="1.588cm" svg:height="1.641cm" svg:x="3.399cm" svg:y="2.282cm"><text:p><text:s text:c="4"/>SV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text:anchor-type="paragraph" draw:z-index="5" draw:style-name="gr1" svg:width="2.438cm" svg:height="0.899cm" draw:transform="rotate (-0.785398163398487) translate (1.67569444444444cm 0.866069444444444cm)"><text:p/><draw:enhanced-geometry svg:viewBox="0 0 21600 21600" draw:text-areas="?f5 ?f1 ?f6 ?f3" draw:type="left-right-arrow" draw:modifiers="4482.4295010846 6564.70588235294"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text:anchor-type="paragraph" draw:z-index="4" draw:style-name="gr1" svg:width="0.787cm" svg:height="0.735cm" draw:transform="rotate (-1.57079632679579) translate (10.3363888888889cm 1.49048611111111cm)"><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text:anchor-type="paragraph" draw:z-index="3" draw:style-name="gr1" svg:width="2.839cm" svg:height="0.934cm" svg:x="5.431cm" svg:y="2.568cm"><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text:anchor-type="paragraph" draw:z-index="14" draw:style-name="gr4" draw:text-style-name="P74" svg:width="3.555cm" svg:height="1.086cm" svg:x="7.989cm" svg:y="5.038cm"><text:p text:style-name="P74">I am a tester</text:p><draw:enhanced-geometry svg:viewBox="0 0 21600 21600" draw:glue-points="10800 0 3160 3160 0 10800 3160 18440 10800 21600 18440 18440 21600 10800 18440 3160 ?f14 ?f15" draw:text-areas="3200 3200 18400 18400" draw:type="round-callout" draw:modifiers="-3225 11045.4545454545" draw:enhanced-path="W 0 0 21600 21600 ?f22 ?f23 ?f18 ?f19 L ?f14 ?f15 Z N"><draw:equation draw:name="f0" draw:formula="$0 -10800"/><draw:equation draw:name="f1" draw:formula="$1 -10800"/><draw:equation draw:name="f2" draw:formula="?f0 *?f0 "/><draw:equation draw:name="f3" draw:formula="?f1 *?f1 "/><draw:equation draw:name="f4" draw:formula="?f2 +?f3 "/><draw:equation draw:name="f5" draw:formula="sqrt(?f4 )"/><draw:equation draw:name="f6" draw:formula="?f5 -10800"/><draw:equation draw:name="f7" draw:formula="atan2(?f1 ,?f0 )/(pi/180)"/><draw:equation draw:name="f8" draw:formula="?f7 -10"/><draw:equation draw:name="f9" draw:formula="?f7 +10"/><draw:equation draw:name="f10" draw:formula="10800*cos(?f7 *(pi/180))"/><draw:equation draw:name="f11" draw:formula="10800*sin(?f7 *(pi/180))"/><draw:equation draw:name="f12" draw:formula="?f10 +10800"/><draw:equation draw:name="f13" draw:formula="?f11 +10800"/><draw:equation draw:name="f14" draw:formula="if(?f6 ,$0 ,?f12 )"/><draw:equation draw:name="f15" draw:formula="if(?f6 ,$1 ,?f13 )"/><draw:equation draw:name="f16" draw:formula="10800*cos(?f8 *(pi/180))"/><draw:equation draw:name="f17" draw:formula="10800*sin(?f8 *(pi/180))"/><draw:equation draw:name="f18" draw:formula="?f16 +10800"/><draw:equation draw:name="f19" draw:formula="?f17 +10800"/><draw:equation draw:name="f20" draw:formula="10800*cos(?f9 *(pi/180))"/><draw:equation draw:name="f21" draw:formula="10800*sin(?f9 *(pi/180))"/><draw:equation draw:name="f22" draw:formula="?f20 +10800"/><draw:equation draw:name="f23" draw:formula="?f21 +10800"/><draw:handle draw:handle-position="$0 $1"/></draw:enhanced-geometry></draw:custom-shape><draw:custom-shape text:anchor-type="paragraph" draw:z-index="15" draw:style-name="gr5" svg:width="0.874cm" svg:height="0.927cm" svg:x="6.438cm" svg:y="5.087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custom-shape text:anchor-type="paragraph" draw:z-index="16" draw:style-name="gr6" draw:text-style-name="P74" svg:width="0.53cm" svg:height="1.43cm" svg:x="6.786cm" svg:y="2.159cm"><text:p/><draw:enhanced-geometry svg:viewBox="0 0 640 861" draw:text-areas="257 295 414 566" draw:type="non-primitive" draw:enhanced-path="M 640 233 L 221 293 506 12 367 0 29 406 431 347 145 645 99 520 0 861 326 765 209 711 640 233 640 233 Z N"/></draw:custom-shape><draw:custom-shape text:anchor-type="paragraph" draw:z-index="34" draw:style-name="gr1" svg:width="1.461cm" svg:height="0.824cm" draw:transform="rotate (-0.785398163398487) translate (5.55977777777778cm 3.66536111111111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35" draw:style-name="gr1" svg:width="0.059cm" svg:height="0.089cm" svg:x="9.19cm" svg:y="5.562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36" draw:style-name="gr6" draw:text-style-name="P74" svg:width="0.53cm" svg:height="1.43cm" svg:x="5.433cm" svg:y="3.665cm"><text:p/><draw:enhanced-geometry svg:viewBox="0 0 640 861" draw:text-areas="257 295 414 566" draw:type="non-primitive" draw:enhanced-path="M 640 233 L 221 293 506 12 367 0 29 406 431 347 145 645 99 520 0 861 326 765 209 711 640 233 640 233 Z N"/></draw:custom-shape><draw:custom-shape text:anchor-type="paragraph" draw:z-index="37" draw:style-name="gr1" svg:width="1.461cm" svg:height="0.825cm" draw:transform="rotate (-2.35619449019309) translate (3.27554166666667cm 4.21922222222222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draw:text-box></draw:frame><text:span text:style-name="T2">Note:</text:span> this view only relates to the l10n procedure, the picture for the whole project is a lot more complex.</text:p>
              <text:p text:style-name="P6">The red lighting indicates that the pootle server only works indirectly on the SVN server.</text:p>
              <text:p text:style-name="P6">The red lightning indicates that data is being copied:</text:p>
              <text:list xml:id="list1318667265544063608" text:style-name="L3">
                <text:list-item>
                  <text:p text:style-name="P39"><text:span text:style-name="T4">to/from </text:span><text:a xlink:type="simple" xlink:href="http://translate.sourceforge.net/wiki/pootle/index">pootle server</text:a><text:span text:style-name="T4">, which requires manual intervention during the build process</text:span></text:p>
                </text:list-item>
                <text:list-item>
                  <text:p text:style-name="P29">to tester which is quite normal, since a tester normally get an install-set. </text:p>
                </text:list-item>
              </text:list>
              <text:p text:style-name="P6"/>
              <text:p text:style-name="P6"/>
              <text:h text:style-name="P18" text:outline-level="2">Developers</text:h>
              <text:p text:style-name="P6">Developers construct the actual program, using dedicated development tools.</text:p>
              <text:p text:style-name="P6">Developers will as part of the development process embed messages (errors, warnings …) in the source code and/or build UI. The embedded texts are defined to be in English but the source code are in different programming languages, making extraction a challenge.</text:p>
              <text:p text:style-name="P6">Developers are fluent in their language (C++, java, python etc.) but for sure not in all the native languages supported by AOO therefore localization is needed.</text:p>
              <text:p text:style-name="P5"><text:span text:style-name="T4">Developers uses solely </text:span><text:a xlink:type="simple" xlink:href="http://www.apache.org/dev/version-control.html">SVN</text:a><text:span text:style-name="T4"> as their repository.</text:span></text:p>
              <text:p text:style-name="P6"/>
              <text:p text:style-name="P6"/>
              <text:h text:style-name="P18" text:outline-level="2"/>
              <text:h text:style-name="P16" text:outline-level="2">Translators</text:h>
              <text:p text:style-name="P6">Translators add texts in the local native language, relating (translating) to the original message. In a release there is a 1-n relation between the original message and the supported languages, where n is the number of supported languages.</text:p>
              <text:p text:style-name="P6">Translators does in principle not need to have programming knowledge because in essence they are presented with a list of texts extracted from the source and delivers the translated text back.</text:p>
              <text:p text:style-name="P5"><text:span text:style-name="T4">Translators work solely with the </text:span><text:a xlink:type="simple" xlink:href="http://translate.sourceforge.net/wiki/pootle/index">pootle server</text:a><text:span text:style-name="T4"> which today has no direct connection to <text:s/></text:span><text:a xlink:type="simple" xlink:href="http://www.apache.org/dev/version-control.html">SVN</text:a><text:span text:style-name="T4"> but work in parallel with </text:span><text:a xlink:type="simple" xlink:href="http://www.apache.org/dev/version-control.html">SVN</text:a> and are updated manually with regular intervals<text:span text:style-name="T4">.</text:span></text:p>
              <text:p text:style-name="P6"/>
              <text:h text:style-name="P18" text:outline-level="2">Integrators</text:h>
              <text:p text:style-name="P6">Integrators initiate and control the build process. </text:p>
              <text:p text:style-name="P6">Integrators does in principle not need to have programming or translation knowledge, because they are basically doing administrative tasks.</text:p>
              <text:p text:style-name="P6"/>
              <text:p text:style-name="P6"/>
              <text:h text:style-name="P18" text:outline-level="2">Testers</text:h>
              <text:p text:style-name="P6">Testers check the total system and do a quality assurance of the behaviour.</text:p>
              <text:p text:style-name="P6">Testers need a deep knowledge of the behaviour of the system, but deep technical knowledge is not needed.</text:p>
              <text:p text:style-name="P6">Today testing seems to be very limited and not formalized in respect of the l10n process.</text:p>
              <text:p text:style-name="P6"/>
              <text:p text:style-name="P6"/>
              <text:h text:style-name="Heading_20_2" text:outline-level="2"><text:span text:style-name="T4">System: </text:span><text:a xlink:type="simple" xlink:href="http://www.apache.org/dev/version-control.html">SVN</text:a><text:span text:style-name="T4"> </text:span></text:h>
              <text:p text:style-name="P6">The sub version server is the actual repository and idealy all systems should work directly on this server.</text:p>
              <text:p text:style-name="P5"><text:span text:style-name="T4">All source files, documents etc. are stored in </text:span><text:a xlink:type="simple" xlink:href="http://www.apache.org/dev/version-control.html">SVN</text:a>.</text:p>
              <text:p text:style-name="P6"/>
              <text:p text:style-name="P6"/>
              <text:h text:style-name="Heading_20_2" text:outline-level="2"><text:span text:style-name="T4">System: </text:span><text:a xlink:type="simple" xlink:href="http://translate.sourceforge.net/wiki/pootle/index">pootle server</text:a></text:h>
              <text:p text:style-name="P5"><text:span text:style-name="T4">The </text:span><text:a xlink:type="simple" xlink:href="http://translate.sourceforge.net/wiki/pootle/index">pootle server</text:a><text:span text:style-name="T4"> provides an environment for translators to work in.</text:span></text:p>
              <text:p text:style-name="P5"><text:span text:style-name="T4">Today the </text:span><text:a xlink:type="simple" xlink:href="http://translate.sourceforge.net/wiki/pootle/index">pootle server</text:a><text:span text:style-name="T4"> contains all the translations and are updated from <text:s/></text:span><text:a xlink:type="simple" xlink:href="http://www.apache.org/dev/version-control.html">SVN</text:a><text:span text:style-name="T4"> and are as a consequence not synchronized and without version control (during the translation process). Furthermore many translators work offline without any control.</text:span></text:p>
              <text:h text:style-name="P15" text:outline-level="1">L10n workflow high altitude view</text:h>
              <text:p text:style-name="P6">The workflow seen from <text:s/>the outside is quite simple, but still some of the shortcommings should be very obvious.</text:p>
              <text:p text:style-name="P6">The workflow is designed as a waterfall, but one of the good norwegian ones where water is pumped back up at night time. Idealy for each release each section is done only once (waterfall), but in real life two things happen (norwegian night pumping):</text:p>
              <text:list xml:id="list1022802612414508694" text:style-name="L4">
                <text:list-item>
                  <text:p text:style-name="P30">Some sections happens in parallel (e.g. Translators start working with early code)</text:p>
                </text:list-item>
                <text:list-item>
                  <text:p text:style-name="P30">Some sections are repeated due to problems found in later sections</text:p>
                </text:list-item>
              </text:list>
              <text:p text:style-name="P6">This is quite normal and normally not a real problem provided the process is automated and has a number of quality gates.</text:p>
              <text:p text:style-name="P6">However the current process there is only a single automated quality gate which are pure technical (solving: “Can the product be built without errors?”) the rest is left to us humans.</text:p>
              <text:p text:style-name="P6">The workflow only concentrates on the l10n process which is only a subset of the total lifecycle process.</text:p>
              <text:p text:style-name="P6"><draw:frame draw:style-name="fr2" draw:name="Frame17" text:anchor-type="paragraph" svg:y="0.185cm" svg:width="12.966cm" draw:z-index="17"><draw:text-box fo:min-height="9.76cm"><text:p text:style-name="P10"><draw:g text:anchor-type="paragraph" draw:z-index="24" draw:style-name="gr7"><draw:line draw:style-name="gr8" draw:text-style-name="P74" svg:x1="1.84cm" svg:y1="3.297cm" svg:x2="2.844cm" svg:y2="3.297cm"><text:p/></draw:line><draw:line draw:style-name="gr9" draw:text-style-name="P74" svg:x1="1.841cm" svg:y1="3.297cm" svg:x2="1.841cm" svg:y2="2.846cm"><text:p/></draw:line></draw:g><draw:g text:anchor-type="paragraph" draw:z-index="25" draw:style-name="gr7"><draw:line draw:style-name="gr8" draw:text-style-name="P74" svg:x1="0.437cm" svg:y1="2.106cm" svg:x2="1.337cm" svg:y2="2.106cm"><text:p/></draw:line><draw:line draw:style-name="gr9" draw:text-style-name="P74" svg:x1="0.438cm" svg:y1="2.107cm" svg:x2="0.438cm" svg:y2="1.656cm"><text:p/></draw:line></draw:g><draw:g text:anchor-type="paragraph" draw:z-index="26" draw:style-name="gr7"><draw:line draw:style-name="gr8" draw:text-style-name="P74" svg:x1="4.406cm" svg:y1="5.946cm" svg:x2="5.306cm" svg:y2="5.946cm"><text:p/></draw:line><draw:line draw:style-name="gr9" draw:text-style-name="P74" svg:x1="4.407cm" svg:y1="5.944cm" svg:x2="4.407cm" svg:y2="5.306cm"><text:p/></draw:line></draw:g><draw:g text:anchor-type="paragraph" draw:z-index="27" draw:style-name="gr7"><draw:line draw:style-name="gr8" draw:text-style-name="P74" svg:x1="5.945cm" svg:y1="7.373cm" svg:x2="6.841cm" svg:y2="7.373cm"><text:p/></draw:line><draw:line draw:style-name="gr9" draw:text-style-name="P74" svg:x1="5.946cm" svg:y1="7.37cm" svg:x2="5.946cm" svg:y2="6.603cm"><text:p/></draw:line></draw:g><draw:g text:anchor-type="paragraph" draw:z-index="38" draw:style-name="gr7"><draw:line draw:style-name="gr8" draw:text-style-name="P74" svg:x1="3.145cm" svg:y1="5.946cm" svg:x2="5.307cm" svg:y2="5.946cm"><text:p/></draw:line><draw:line draw:style-name="gr9" draw:text-style-name="P74" svg:x1="3.147cm" svg:y1="5.944cm" svg:x2="3.147cm" svg:y2="3.985cm"><text:p/></draw:line></draw:g><draw:g text:anchor-type="paragraph" draw:z-index="103" draw:style-name="gr7"><draw:line draw:style-name="gr8" draw:text-style-name="P74" svg:x1="3.336cm" svg:y1="4.739cm" svg:x2="4.168cm" svg:y2="4.739cm"><text:p/></draw:line><draw:line draw:style-name="gr9" draw:text-style-name="P74" svg:x1="3.338cm" svg:y1="4.74cm" svg:x2="3.338cm" svg:y2="3.986cm"><text:p/></draw:line></draw:g><draw:g text:anchor-type="paragraph" draw:z-index="105" draw:style-name="gr7"><draw:line draw:style-name="gr8" draw:text-style-name="P74" svg:x1="5.941cm" svg:y1="8.651cm" svg:x2="8.03cm" svg:y2="8.651cm"><text:p/></draw:line><draw:line draw:style-name="gr9" draw:text-style-name="P74" svg:x1="5.945cm" svg:y1="8.642cm" svg:x2="5.945cm" svg:y2="6.602cm"><text:p/></draw:line></draw:g><draw:rect text:anchor-type="paragraph" draw:z-index="18" draw:style-name="gr3" draw:text-style-name="P74" svg:width="4.022cm" svg:height="1.165cm" svg:x="0.226cm" svg:y="0.175cm"><text:p text:style-name="P74">Content creation</text:p></draw:rect><draw:rect text:anchor-type="paragraph" draw:z-index="19" draw:style-name="gr3" draw:text-style-name="P74" svg:width="4.102cm" svg:height="1.165cm" svg:x="1.416cm" svg:y="1.498cm"><text:p text:style-name="P74">Upload pootle server</text:p></draw:rect><draw:rect text:anchor-type="paragraph" draw:z-index="20" draw:style-name="gr3" draw:text-style-name="P74" svg:width="4.102cm" svg:height="1.165cm" svg:x="2.845cm" svg:y="2.82cm"><text:p text:style-name="P74">Translation online</text:p></draw:rect><draw:rect text:anchor-type="paragraph" draw:z-index="21" draw:style-name="gr3" draw:text-style-name="P74" svg:width="4.102cm" svg:height="1.165cm" svg:x="4.168cm" svg:y="4.143cm"><text:p text:style-name="P74">Translation offline</text:p></draw:rect><draw:rect text:anchor-type="paragraph" draw:z-index="22" draw:style-name="gr3" draw:text-style-name="P74" svg:width="4.102cm" svg:height="1.165cm" svg:x="5.286cm" svg:y="5.465cm"><text:p text:style-name="P74">Merge SVN</text:p></draw:rect><draw:rect text:anchor-type="paragraph" draw:z-index="23" draw:style-name="gr3" draw:text-style-name="P74" svg:width="4.102cm" svg:height="1.165cm" svg:x="6.876cm" svg:y="6.761cm"><text:p text:style-name="P74">Update pootle server</text:p></draw:rect><draw:rect text:anchor-type="paragraph" draw:z-index="104" draw:style-name="gr3" draw:text-style-name="P74" svg:width="4.102cm" svg:height="1.165cm" svg:x="8.056cm" svg:y="8.063cm"><text:p text:style-name="P74">Language build</text:p></draw:rect></text:p></draw:text-box></draw:frame></text:p>
              <text:p text:style-name="P6">The model shows at least one problem, the parallelism of “Translation online” and “Translation offline”. To put it a bit on edge, this works because there are no alternatives and because there are few volunteers. <text:s/></text:p>
              <text:p text:style-name="P6"/>
              <text:p text:style-name="P6"/>
              <text:p text:style-name="P6"/>
              <text:p text:style-name="P6"/>
              <text:h text:style-name="P18" text:outline-level="2"><text:soft-page-break/>Content Creation</text:h>
              <text:p text:style-name="P6">Developers construct/develop new functionality or correct bugs/issues using different tools and programming languages. <text:s/>During the programming they may insert texts in the source files, this is done very differently depending on programming language and type of application (UI or error/information messages).</text:p>
              <text:p text:style-name="P6">All text are written in English according to the programming guidelines, however there are no review process to secure the quality of the text or consistency with the rest of the product. </text:p>
              <text:p text:style-name="P8">Note: <text:span text:style-name="T7">A developer can insert the text directly in the source file or in a resource file, for the program both ways work, however only a limited number of file extension types are today scanned for texts, so in worst case some texts are never translated.</text:span></text:p>
              <text:p text:style-name="P6"/>
              <text:h text:style-name="P18" text:outline-level="2">Upload <text:a xlink:type="simple" xlink:href="http://translate.sourceforge.net/wiki/pootle/index">pootle server</text:a></text:h>
              <text:p text:style-name="P5"><text:span text:style-name="T4">The source files are stored in </text:span><text:a xlink:type="simple" xlink:href="http://www.apache.org/dev/version-control.html">SVN</text:a><text:span text:style-name="T4">. In general the content of </text:span><text:a xlink:type="simple" xlink:href="http://www.apache.org/dev/version-control.html">SVN</text:a><text:span text:style-name="T4"> is floating since it contains the absolute last updates, with the consequence that a total build very often will fail. To circumvent this problem a snapshot is made from time to time, guaranteeing a successful build but the package might not function correctly.</text:span></text:p>
              <text:p text:style-name="P5"><text:span text:style-name="T4">The snapshots can be used for a manually started extraction to the </text:span><text:a xlink:type="simple" xlink:href="http://translate.sourceforge.net/wiki/pootle/index">pootle server</text:a><text:span text:style-name="T4">.</text:span></text:p>
              <text:p text:style-name="P5"><text:span text:style-name="T4">The extraction program loop over all files in </text:span><text:a xlink:type="simple" xlink:href="http://www.apache.org/dev/version-control.html">SVN</text:a></text:p>
              <text:list xml:id="list1346614233078567442" text:style-name="L5">
                <text:list-item>
                  <text:p text:style-name="P31">building one big sdf file</text:p>
                </text:list-item>
                <text:list-item>
                  <text:p text:style-name="P31">the sdf file are then split into multiple template files</text:p>
                </text:list-item>
                <text:list-item>
                  <text:p text:style-name="P31">the template files are merged with the existing po files in the <text:a xlink:type="simple" xlink:href="http://translate.sourceforge.net/wiki/pootle/index"><text:span text:style-name="T8">pootle server</text:span></text:a></text:p>
                </text:list-item>
                <text:list-item>
                  <text:p text:style-name="P40"><text:a xlink:type="simple" xlink:href="http://translate.sourceforge.net/wiki/pootle/index">pootle server</text:a> database contain one set of po files for each language</text:p>
                </text:list-item>
              </text:list>
              <text:p text:style-name="P6">The purpose is to decouple the development process from the translation process. The purpose is achieved, but the route is highly manual and error prone.</text:p>
              <text:p text:style-name="P6">If life was ideal, translation would only <text:s/>take place when development is completed, but typically translation takes place at several stages of the development process for several reasons:</text:p>
              <text:list xml:id="list4258504754690785413" text:style-name="L6">
                <text:list-item>
                  <text:p text:style-name="P32">A release consist of changes to multiple function group (e.g. draw, write and calc), and these developments are finished at different point in times. Whenever a development of a group is finished this group can be translated and thus the decoupling will be repeated.</text:p>
                </text:list-item>
                <text:list-item>
                  <text:p text:style-name="P32">Translation often takes place while testing is ongoing, any bug fixing must lead to a new decoupling, and since there are no version control of the translated parts it can only be controlled manually if there are changes.</text:p>
                </text:list-item>
                <text:list-item>
                  <text:p text:style-name="P32">There are currently no short-cuts to fast translate a bug fix that involves a known text change</text:p>
                </text:list-item>
              </text:list>
              <text:p text:style-name="P8"/>
              <text:p text:style-name="P6"><text:span text:style-name="T2">Note:</text:span> This part of the process is highly manual and very error prone, since it involves coordinating the effort of a high number of people</text:p>
              <text:p text:style-name="P6"/>
              <text:h text:style-name="P18" text:outline-level="2"><text:bookmark text:name="Translation1"/><text:soft-page-break/>Translation</text:h>
              <text:p text:style-name="P6">Translation takes place on an offline copy consisting of multiple po files. These po files are generated each time, so any additional information the translators would like to keep (e.g. comments) are lost.</text:p>
              <text:p text:style-name="P6">At the moment there are 276 different files to translate for each language. In order to split the work UI and Help are separated, there are</text:p>
              <text:list xml:id="list1869293020609361815" text:style-name="L7">
                <text:list-item>
                  <text:p text:style-name="P34">20 help files (but they are big!)</text:p>
                </text:list-item>
                <text:list-item>
                  <text:p text:style-name="P34">256 UI/message files (typically an average of 20lines)</text:p>
                </text:list-item>
              </text:list>
              <text:p text:style-name="P6">Having that many files to translate makes it more likely to get content inconsistency (same term is translated differently).</text:p>
              <text:p text:style-name="P6">Since the files are solely generated from the sources, there are no glossary file available, making it very difficult for new volunteers to help. Furthermore there are no control of how accelerators are used. </text:p>
              <text:p text:style-name="P6">The online and offline translation process are handled quite differently. </text:p>
              <text:p text:style-name="P6"><text:span text:style-name="T2">Note:</text:span> Today there are no version control and as such no computer controlled review and as a consequence the content quality varies.</text:p>
              <text:p text:style-name="P6"/>
              <text:h text:style-name="P24" text:outline-level="3">Translation online (“committer”)</text:h>
              <text:p text:style-name="P6">The po files are stored in <text:a xlink:type="simple" xlink:href="http://translate.sourceforge.net/wiki/pootle/index">pootle server</text:a> database and thereby available to translators with through the HTML interface.</text:p>
              <text:p text:style-name="P6">Due to the lack of version control, team work must be controlled carefully</text:p>
              <text:p text:style-name="P6">Once a translation is complete, the translator(s) must manually inform the integrator that the set is ready for merge.</text:p>
              <text:p text:style-name="P6"/>
              <text:p text:style-name="P6"/>
              <text:h text:style-name="P24" text:outline-level="3">Translation offline (non “committer”)</text:h>
              <text:p text:style-name="P6">The integrator will manually extract the po files from the <text:s/><text:a xlink:type="simple" xlink:href="http://translate.sourceforge.net/wiki/pootle/index">pootle server</text:a> and send the files to the translators without “committer” status. The copy is not under version control or otherwise controlled.</text:p>
              <text:p text:style-name="P6">Once the translation is complete the the translator must send the files back to the integrator.</text:p>
              <text:p text:style-name="P6">There are no computer control with which translations are outstanding, which are in manual review and which are completed, this is currently controlled by the integrator.</text:p>
              <text:p text:style-name="P6"><text:span text:style-name="T2">Note: </text:span><text:span text:style-name="T7">Neither bugzilla nor the mailing list allows these big attachments, so it must be sent to a private mail address or posted on a private web page.</text:span></text:p>
              <text:p text:style-name="P6"/>
              <text:p text:style-name="P6"/>
              <text:h text:style-name="P18" text:outline-level="2"><text:soft-page-break/>Merge <text:a xlink:type="simple" xlink:href="http://www.apache.org/dev/version-control.html">SVN</text:a> </text:h>
              <text:p text:style-name="P6">The integrator must manually decide that all offline translations are back and all online translators have finished (translation review is left to the single translator team).</text:p>
              <text:p text:style-name="P6">At a point in time decided by the integrator to start the merge, which consist of several manual steps:</text:p>
              <text:list xml:id="list714092297575333080" text:style-name="L8">
                <text:list-item>
                  <text:p text:style-name="P35">synchronize po files with content of the <text:a xlink:type="simple" xlink:href="http://translate.sourceforge.net/wiki/pootle/index">pootle server</text:a> database</text:p>
                </text:list-item>
                <text:list-item>
                  <text:p text:style-name="P35">add the offline translated files</text:p>
                </text:list-item>
                <text:list-item>
                  <text:p text:style-name="P35">convert po files to sdf file (one pr language)</text:p>
                </text:list-item>
                <text:list-item>
                  <text:p text:style-name="P35">store sdf file in <text:a xlink:type="simple" xlink:href="http://www.apache.org/dev/version-control.html">SVN</text:a>.</text:p>
                </text:list-item>
              </text:list>
              <text:p text:style-name="P6">This part of the process does not allow for glossary files, because the converters would have no source parts to relate the glossary to. </text:p>
              <text:p text:style-name="P6"/>
              <text:p text:style-name="P6"/>
              <text:h text:style-name="P18" text:outline-level="2">Update <text:a xlink:type="simple" xlink:href="http://translate.sourceforge.net/wiki/pootle/index">pootle server</text:a></text:h>
              <text:p text:style-name="P6">Now it is time to synchronize the <text:a xlink:type="simple" xlink:href="http://translate.sourceforge.net/wiki/pootle/index">pootle server</text:a>, to make sure then content is identical with <text:a xlink:type="simple" xlink:href="http://www.apache.org/dev/version-control.html">SVN</text:a>.</text:p>
              <text:p text:style-name="P6">Based on the new sdf file (one pr language) the following actions are taken:</text:p>
              <text:list xml:id="list5581646947448347799" text:style-name="L12">
                <text:list-item>
                  <text:p text:style-name="P38">Convert sdf til template file</text:p>
                </text:list-item>
                <text:list-item>
                  <text:p text:style-name="P38">update templates in <text:a xlink:type="simple" xlink:href="http://translate.sourceforge.net/wiki/pootle/index">pootle server</text:a></text:p>
                </text:list-item>
              </text:list>
              <text:p text:style-name="P6"/>
              <text:p text:style-name="P6"/>
              <text:h text:style-name="P18" text:outline-level="2">Language build</text:h>
              <text:p text:style-name="P6">Finally a test release can be built, and the testers can control the final result.</text:p>
              <text:p text:style-name="P6">It should be noted that there currently no formal testing of the native language versions.</text:p>
              <text:p text:style-name="P6"/>
              <text:p text:style-name="P6"/>
              <text:h text:style-name="Heading_20_1" text:outline-level="1"/>
              <text:h text:style-name="P14" text:outline-level="1">Simplified data flow</text:h>
              <text:p text:style-name="Text_20_body">The current data flow is pretty complex, and it seems more like a “invented as needed” structure.</text:p>
              <text:p text:style-name="Text_20_body">The first part shows the text flow from developer to translator:</text:p>
              <text:p text:style-name="Text_20_body"><draw:frame draw:style-name="fr3" draw:name="Frame1" text:anchor-type="paragraph" svg:width="14.838cm" draw:z-index="39"><draw:text-box fo:min-height="4.648cm"><text:p text:style-name="Frame_20_contents"><draw:g text:anchor-type="paragraph" draw:z-index="46" draw:style-name="gr7"><draw:custom-shape draw:style-name="gr11" draw:text-style-name="P75" svg:width="0.987cm" svg:height="0.652cm" svg:x="6.574cm" svg:y="2.108cm"><text:p text:style-name="P74"><text:span text:style-name="T9">pot</text:span></text:p><draw:enhanced-geometry svg:viewBox="0 0 21600 21600" draw:glue-points="10800 0 0 10800 10800 21600 21600 10800" draw:text-areas="0 0 21600 ?f11" draw:type="paper" draw:modifiers="18900"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draw:custom-shape draw:style-name="gr11" draw:text-style-name="P75" svg:width="0.987cm" svg:height="0.652cm" svg:x="6.38cm" svg:y="1.987cm"><text:p text:style-name="P74"><text:span text:style-name="T9">pot</text:span></text:p><draw:enhanced-geometry svg:viewBox="0 0 21600 21600" draw:glue-points="10800 0 0 10800 10800 21600 21600 10800" draw:text-areas="0 0 21600 ?f11" draw:type="paper" draw:modifiers="18900"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draw:custom-shape draw:style-name="gr11" draw:text-style-name="P75" svg:width="0.987cm" svg:height="0.652cm" svg:x="6.117cm" svg:y="1.842cm"><text:p text:style-name="P74"><text:span text:style-name="T9">pot</text:span></text:p><draw:enhanced-geometry svg:viewBox="0 0 21600 21600" draw:glue-points="10800 0 0 10800 10800 21600 21600 10800" draw:text-areas="0 0 21600 ?f11" draw:type="paper" draw:modifiers="18900"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draw:custom-shape draw:style-name="gr11" draw:text-style-name="P75" svg:width="0.987cm" svg:height="0.652cm" svg:x="5.923cm" svg:y="1.625cm"><text:p text:style-name="P74"><text:span text:style-name="T9">pot</text:span></text:p><draw:enhanced-geometry svg:viewBox="0 0 21600 21600" draw:glue-points="10800 0 0 10800 10800 21600 21600 10800" draw:text-areas="0 0 21600 ?f11" draw:type="paper" draw:modifiers="18900"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draw:g><draw:frame draw:style-name="fr4" draw:name="Frame2" text:anchor-type="paragraph" svg:x="0.22cm" svg:y="0.074cm" svg:width="1.252cm" draw:z-index="40"><draw:text-box fo:min-height="1.155cm"><text:p text:style-name="P23"><draw:custom-shape text:anchor-type="paragraph" draw:z-index="41" draw:style-name="gr10" svg:width="0.65cm" svg:height="0.65cm" svg:x="0.231cm" svg:y="0.088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eveloper</text:p></draw:text-box></draw:frame><draw:frame draw:style-name="fr4" draw:name="Frame3" text:anchor-type="paragraph" svg:x="10.502cm" svg:y="0.134cm" svg:width="1.252cm" draw:z-index="42"><draw:text-box fo:min-height="1.155cm"><text:p text:style-name="P22"><draw:custom-shape text:anchor-type="paragraph" draw:z-index="43" draw:style-name="gr10" svg:width="0.65cm" svg:height="0.65cm" svg:x="0.355cm" svg:y="0.088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Translator</text:p><text:p text:style-name="P22">Committer</text:p></draw:text-box></draw:frame><draw:custom-shape text:anchor-type="paragraph" draw:z-index="44" draw:style-name="gr2" draw:text-style-name="P75" svg:width="0.987cm" svg:height="0.652cm" svg:x="0.34cm" svg:y="1.866cm"><text:p text:style-name="P74"><text:span text:style-name="T9">source</text:span></text:p><draw:enhanced-geometry svg:viewBox="0 0 21600 21600" draw:glue-points="10800 0 0 10800 10800 21600 21600 10800" draw:text-areas="0 0 21600 ?f11" draw:type="paper" draw:modifiers="18900"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draw:custom-shape text:anchor-type="paragraph" draw:z-index="45" draw:style-name="gr2" draw:text-style-name="P75" svg:width="1.491cm" svg:height="0.987cm" svg:x="2.212cm" svg:y="1.699cm"><text:p text:style-name="P74"><text:span text:style-name="T9">SVN</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text:anchor-type="paragraph" draw:z-index="47" draw:style-name="gr2" draw:text-style-name="P75" svg:width="1.491cm" svg:height="0.987cm" svg:x="8.638cm" svg:y="1.679cm"><text:p text:style-name="P74"><text:span text:style-name="T9">Pootle</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text:anchor-type="paragraph" draw:z-index="48" draw:style-name="gr2" draw:text-style-name="P75" svg:width="0.987cm" svg:height="0.652cm" svg:x="11.206cm" svg:y="3.362cm"><text:p text:style-name="P74"><text:span text:style-name="T9">po zip</text:span></text:p><draw:enhanced-geometry svg:viewBox="0 0 21600 21600" draw:glue-points="10800 0 0 10800 10800 21600 21600 10800" draw:text-areas="0 0 21600 ?f11" draw:type="paper" draw:modifiers="18900"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draw:line text:anchor-type="paragraph" draw:z-index="49" draw:style-name="gr12" draw:text-style-name="P74" svg:x1="2.215cm" svg:y1="2.191cm" svg:x2="1.326cm" svg:y2="2.191cm"><text:p/></draw:line><draw:line text:anchor-type="paragraph" draw:z-index="50" draw:style-name="gr13" draw:text-style-name="P74" svg:x1="8.622cm" svg:y1="2.194cm" svg:x2="7.56cm" svg:y2="2.189cm"><text:p/></draw:line><draw:line text:anchor-type="paragraph" draw:z-index="51" draw:style-name="gr13" draw:text-style-name="P74" svg:x1="4.3cm" svg:y1="2.191cm" svg:x2="3.732cm" svg:y2="2.191cm"><text:p/></draw:line><draw:frame draw:style-name="fr4" draw:name="Frame8" text:anchor-type="paragraph" svg:x="4.888cm" svg:y="0.093cm" svg:width="1.252cm" draw:z-index="52"><draw:text-box fo:min-height="1.155cm"><text:p text:style-name="P23"><draw:custom-shape text:anchor-type="paragraph" draw:z-index="53" draw:style-name="gr14" svg:width="0.65cm" svg:height="0.65cm" svg:x="0.302cm" svg:y="0.088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Integrator</text:p><text:p text:style-name="P23">convert</text:p></draw:text-box></draw:frame><draw:frame draw:style-name="fr4" draw:name="Frame11" text:anchor-type="paragraph" svg:x="7.4cm" svg:y="0.118cm" svg:width="1.252cm" draw:z-index="54"><draw:text-box fo:min-height="1.155cm"><text:p text:style-name="P23"><draw:custom-shape text:anchor-type="paragraph" draw:z-index="55" draw:style-name="gr10" svg:width="0.65cm" svg:height="0.65cm" svg:x="0.284cm" svg:y="0.088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Integrator</text:p><text:p text:style-name="P23">upload</text:p></draw:text-box></draw:frame><draw:frame draw:style-name="fr4" draw:name="Frame12" text:anchor-type="paragraph" svg:x="12.718cm" svg:y="2.708cm" svg:width="1.58cm" draw:z-index="56"><draw:text-box fo:min-height="1.51cm"><text:p text:style-name="P22"><draw:custom-shape text:anchor-type="paragraph" draw:z-index="57" draw:style-name="gr10" svg:width="0.65cm" svg:height="0.65cm" svg:x="0.319cm" svg:y="0.141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Translator</text:p><text:p text:style-name="P22">Contributor</text:p></draw:text-box></draw:frame><draw:frame draw:style-name="fr4" draw:name="Frame13" text:anchor-type="paragraph" svg:x="10.536cm" svg:y="1.812cm" svg:width="1.252cm" draw:z-index="58"><draw:text-box fo:min-height="1.155cm"><text:p text:style-name="P23"><draw:custom-shape text:anchor-type="paragraph" draw:z-index="59" draw:style-name="gr10" svg:width="0.65cm" svg:height="0.65cm" svg:x="0.302cm" svg:y="0.088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Integrator</text:p><text:p text:style-name="P23">mail</text:p></draw:text-box></draw:frame><draw:line text:anchor-type="paragraph" draw:z-index="61" draw:style-name="gr16" draw:text-style-name="P74" svg:x1="9.564cm" svg:y1="3.716cm" svg:x2="9.564cm" svg:y2="2.665cm"><text:p/></draw:line><draw:line text:anchor-type="paragraph" draw:z-index="62" draw:style-name="gr13" draw:text-style-name="P74" svg:x1="5.941cm" svg:y1="2.191cm" svg:x2="5.276cm" svg:y2="2.191cm"><text:p/></draw:line><draw:custom-shape text:anchor-type="paragraph" draw:z-index="63" draw:style-name="gr2" draw:text-style-name="P75" svg:width="0.987cm" svg:height="0.652cm" svg:x="4.29cm" svg:y="1.866cm"><text:p text:style-name="P74"><text:span text:style-name="T9">sdf</text:span></text:p><draw:enhanced-geometry svg:viewBox="0 0 21600 21600" draw:glue-points="10800 0 0 10800 10800 21600 21600 10800" draw:text-areas="0 0 21600 ?f11" draw:type="paper" draw:modifiers="18900"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draw:line text:anchor-type="paragraph" draw:z-index="60" draw:style-name="gr15" draw:text-style-name="P74" svg:x1="11.104cm" svg:y1="3.716cm" svg:x2="9.564cm" svg:y2="3.716cm"><text:p/></draw:line></text:p></draw:text-box></draw:frame><draw:frame draw:style-name="fr5" draw:name="Frame27" text:anchor-type="paragraph" svg:x="0.3cm" svg:y="7.945cm" svg:width="16.342cm" draw:z-index="64"><draw:text-box fo:min-height="6.705cm"><text:p text:style-name="Frame_20_contents"><draw:g text:anchor-type="paragraph" draw:z-index="79" draw:style-name="gr7"><draw:custom-shape draw:style-name="gr11" draw:text-style-name="P75" svg:width="0.987cm" svg:height="0.652cm" svg:x="6.936cm" svg:y="2.126cm"><text:p text:style-name="P74"><text:span text:style-name="T9">pot</text:span></text:p><draw:enhanced-geometry svg:viewBox="0 0 21600 21600" draw:glue-points="10800 0 0 10800 10800 21600 21600 10800" draw:text-areas="0 0 21600 ?f11" draw:type="paper" draw:modifiers="18900"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draw:custom-shape draw:style-name="gr11" draw:text-style-name="P75" svg:width="0.987cm" svg:height="0.652cm" svg:x="6.742cm" svg:y="2.006cm"><text:p text:style-name="P74"><text:span text:style-name="T9">pot</text:span></text:p><draw:enhanced-geometry svg:viewBox="0 0 21600 21600" draw:glue-points="10800 0 0 10800 10800 21600 21600 10800" draw:text-areas="0 0 21600 ?f11" draw:type="paper" draw:modifiers="18900"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draw:custom-shape draw:style-name="gr11" draw:text-style-name="P75" svg:width="0.987cm" svg:height="0.652cm" svg:x="6.479cm" svg:y="1.861cm"><text:p text:style-name="P74"><text:span text:style-name="T9">pot</text:span></text:p><draw:enhanced-geometry svg:viewBox="0 0 21600 21600" draw:glue-points="10800 0 0 10800 10800 21600 21600 10800" draw:text-areas="0 0 21600 ?f11" draw:type="paper" draw:modifiers="18900"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draw:custom-shape draw:style-name="gr11" draw:text-style-name="P75" svg:width="0.987cm" svg:height="0.652cm" svg:x="6.285cm" svg:y="1.644cm"><text:p text:style-name="P74"><text:span text:style-name="T9">sdf</text:span></text:p><draw:enhanced-geometry svg:viewBox="0 0 21600 21600" draw:glue-points="10800 0 0 10800 10800 21600 21600 10800" draw:text-areas="0 0 21600 ?f11" draw:type="paper" draw:modifiers="18900"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draw:g><draw:g text:anchor-type="paragraph" draw:z-index="78" draw:style-name="gr7"><draw:custom-shape draw:style-name="gr11" draw:text-style-name="P75" svg:width="0.987cm" svg:height="0.652cm" svg:x="4.627cm" svg:y="2.126cm"><text:p text:style-name="P74"><text:span text:style-name="T9">pot</text:span></text:p><draw:enhanced-geometry svg:viewBox="0 0 21600 21600" draw:glue-points="10800 0 0 10800 10800 21600 21600 10800" draw:text-areas="0 0 21600 ?f11" draw:type="paper" draw:modifiers="18900"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draw:custom-shape draw:style-name="gr11" draw:text-style-name="P75" svg:width="0.987cm" svg:height="0.652cm" svg:x="4.433cm" svg:y="2.006cm"><text:p text:style-name="P74"><text:span text:style-name="T9">pot</text:span></text:p><draw:enhanced-geometry svg:viewBox="0 0 21600 21600" draw:glue-points="10800 0 0 10800 10800 21600 21600 10800" draw:text-areas="0 0 21600 ?f11" draw:type="paper" draw:modifiers="18900"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draw:custom-shape draw:style-name="gr11" draw:text-style-name="P75" svg:width="0.987cm" svg:height="0.652cm" svg:x="4.17cm" svg:y="1.861cm"><text:p text:style-name="P74"><text:span text:style-name="T9">pot</text:span></text:p><draw:enhanced-geometry svg:viewBox="0 0 21600 21600" draw:glue-points="10800 0 0 10800 10800 21600 21600 10800" draw:text-areas="0 0 21600 ?f11" draw:type="paper" draw:modifiers="18900"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draw:custom-shape draw:style-name="gr11" draw:text-style-name="P75" svg:width="0.987cm" svg:height="0.652cm" svg:x="3.976cm" svg:y="1.644cm"><text:p text:style-name="P74"><text:span text:style-name="T9">po</text:span></text:p><draw:enhanced-geometry svg:viewBox="0 0 21600 21600" draw:glue-points="10800 0 0 10800 10800 21600 21600 10800" draw:text-areas="0 0 21600 ?f11" draw:type="paper" draw:modifiers="18900"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draw:g><draw:g text:anchor-type="paragraph" draw:z-index="106" draw:style-name="gr7"><draw:custom-shape draw:style-name="gr11" draw:text-style-name="P75" svg:width="0.987cm" svg:height="0.652cm" svg:x="6.782cm" svg:y="4.283cm"><text:p text:style-name="P74"><text:span text:style-name="T9">pot</text:span></text:p><draw:enhanced-geometry svg:viewBox="0 0 21600 21600" draw:glue-points="10800 0 0 10800 10800 21600 21600 10800" draw:text-areas="0 0 21600 ?f11" draw:type="paper" draw:modifiers="18900"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draw:custom-shape draw:style-name="gr11" draw:text-style-name="P75" svg:width="0.987cm" svg:height="0.652cm" svg:x="6.588cm" svg:y="4.163cm"><text:p text:style-name="P74"><text:span text:style-name="T9">pot</text:span></text:p><draw:enhanced-geometry svg:viewBox="0 0 21600 21600" draw:glue-points="10800 0 0 10800 10800 21600 21600 10800" draw:text-areas="0 0 21600 ?f11" draw:type="paper" draw:modifiers="18900"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draw:custom-shape draw:style-name="gr11" draw:text-style-name="P75" svg:width="0.987cm" svg:height="0.652cm" svg:x="6.325cm" svg:y="4.018cm"><text:p text:style-name="P74"><text:span text:style-name="T9">pot</text:span></text:p><draw:enhanced-geometry svg:viewBox="0 0 21600 21600" draw:glue-points="10800 0 0 10800 10800 21600 21600 10800" draw:text-areas="0 0 21600 ?f11" draw:type="paper" draw:modifiers="18900"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draw:custom-shape draw:style-name="gr11" draw:text-style-name="P75" svg:width="0.987cm" svg:height="0.652cm" svg:x="6.131cm" svg:y="3.801cm"><text:p text:style-name="P74"><text:span text:style-name="T9">pot</text:span></text:p><draw:enhanced-geometry svg:viewBox="0 0 21600 21600" draw:glue-points="10800 0 0 10800 10800 21600 21600 10800" draw:text-areas="0 0 21600 ?f11" draw:type="paper" draw:modifiers="18900"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draw:g><draw:frame draw:style-name="fr4" draw:name="Frame28" text:anchor-type="paragraph" svg:x="13.524cm" svg:y="1.584cm" svg:width="1.252cm" draw:z-index="80"><draw:text-box fo:min-height="1.155cm"><text:p text:style-name="P23"><draw:custom-shape text:anchor-type="paragraph" draw:z-index="81" draw:style-name="gr10" svg:width="0.65cm" svg:height="0.65cm" svg:x="0.302cm" svg:y="0.106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Tester</text:p></draw:text-box></draw:frame><draw:frame draw:style-name="fr4" draw:name="Frame29" text:anchor-type="paragraph" svg:x="0.185cm" svg:y="1.644cm" svg:width="1.252cm" draw:z-index="82"><draw:text-box fo:min-height="1.155cm"><text:p text:style-name="P22"><draw:custom-shape text:anchor-type="paragraph" draw:z-index="83" draw:style-name="gr10" svg:width="0.65cm" svg:height="0.65cm" svg:x="0.249cm" svg:y="0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Translator</text:p><text:p text:style-name="P22">Committer</text:p></draw:text-box></draw:frame><draw:frame draw:style-name="fr4" draw:name="Frame30" text:anchor-type="paragraph" svg:x="9.483cm" svg:y="0.078cm" svg:width="1.252cm" draw:z-index="84"><draw:text-box fo:min-height="1.155cm"><text:p text:style-name="P23"><draw:custom-shape text:anchor-type="paragraph" draw:z-index="85" draw:style-name="gr10" svg:width="0.65cm" svg:height="0.65cm" svg:x="0.284cm" svg:y="0.141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Integrator</text:p><text:p text:style-name="P23">build</text:p></draw:text-box></draw:frame><draw:custom-shape text:anchor-type="paragraph" draw:z-index="77" draw:style-name="gr2" draw:text-style-name="P75" svg:width="0.987cm" svg:height="0.652cm" svg:x="10.866cm" svg:y="1.909cm"><text:p text:style-name="P74"><text:span text:style-name="T9">source</text:span></text:p><draw:enhanced-geometry svg:viewBox="0 0 21600 21600" draw:glue-points="10800 0 0 10800 10800 21600 21600 10800" draw:text-areas="0 0 21600 ?f11" draw:type="paper" draw:modifiers="18900"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draw:custom-shape text:anchor-type="paragraph" draw:z-index="76" draw:style-name="gr2" draw:text-style-name="P75" svg:width="1.491cm" svg:height="0.987cm" svg:x="8.668cm" svg:y="1.75cm"><text:p text:style-name="P74"><text:span text:style-name="T9">SVN</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text:anchor-type="paragraph" draw:z-index="75" draw:style-name="gr2" draw:text-style-name="P75" svg:width="1.491cm" svg:height="0.987cm" svg:x="1.713cm" svg:y="1.718cm"><text:p text:style-name="P74"><text:span text:style-name="T9">Pootle</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text:anchor-type="paragraph" draw:z-index="74" draw:style-name="gr2" draw:text-style-name="P75" svg:width="0.987cm" svg:height="0.652cm" svg:x="1.995cm" svg:y="3.306cm"><text:p text:style-name="P74"><text:span text:style-name="T9">po zip</text:span></text:p><draw:enhanced-geometry svg:viewBox="0 0 21600 21600" draw:glue-points="10800 0 0 10800 10800 21600 21600 10800" draw:text-areas="0 0 21600 ?f11" draw:type="paper" draw:modifiers="18900"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draw:line text:anchor-type="paragraph" draw:z-index="73" draw:style-name="gr13" draw:text-style-name="P74" svg:x1="10.862cm" svg:y1="2.233cm" svg:x2="10.158cm" svg:y2="2.233cm"><text:p/></draw:line><draw:line text:anchor-type="paragraph" draw:z-index="72" draw:style-name="gr13" draw:text-style-name="P74" svg:x1="6.294cm" svg:y1="2.21cm" svg:x2="5.613cm" svg:y2="2.21cm"><text:p/></draw:line><draw:line text:anchor-type="paragraph" draw:z-index="71" draw:style-name="gr13" draw:text-style-name="P74" svg:x1="3.923cm" svg:y1="2.208cm" svg:x2="3.203cm" svg:y2="2.213cm"><text:p/></draw:line><draw:frame draw:style-name="fr4" draw:name="Frame31" text:anchor-type="paragraph" svg:x="4.376cm" svg:y="0.129cm" svg:width="1.252cm" draw:z-index="86"><draw:text-box fo:min-height="1.155cm"><text:p text:style-name="P23"><draw:custom-shape text:anchor-type="paragraph" draw:z-index="87" draw:style-name="gr10" svg:width="0.65cm" svg:height="0.65cm" svg:x="0.284cm" svg:y="0.088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Integrator</text:p><text:p text:style-name="P23">convert</text:p></draw:text-box></draw:frame><draw:frame draw:style-name="fr4" draw:name="Frame33" text:anchor-type="paragraph" svg:x="10.148cm" svg:y="4.493cm" svg:width="1.252cm" draw:z-index="88"><draw:text-box fo:min-height="0.714cm"><text:p text:style-name="P23">Build</text:p><text:p text:style-name="P23">convert</text:p></draw:text-box></draw:frame><draw:frame draw:style-name="fr4" draw:name="Frame34" text:anchor-type="paragraph" svg:x="2.277cm" svg:y="0.076cm" svg:width="1.252cm" draw:z-index="89"><draw:text-box fo:min-height="1.155cm"><text:p text:style-name="P23"><draw:custom-shape text:anchor-type="paragraph" draw:z-index="90" draw:style-name="gr10" svg:width="0.65cm" svg:height="0.65cm" svg:x="0.231cm" svg:y="0.106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Integrator</text:p><text:p text:style-name="P23">download</text:p></draw:text-box></draw:frame><draw:frame draw:style-name="fr4" draw:name="Frame35" text:anchor-type="paragraph" svg:x="0.146cm" svg:y="3.092cm" svg:width="1.565cm" draw:z-index="91"><draw:text-box fo:min-height="1.75cm"><text:p text:style-name="P22"><draw:custom-shape text:anchor-type="paragraph" draw:z-index="92" draw:style-name="gr10" svg:width="0.65cm" svg:height="0.65cm" svg:x="0.411cm" svg:y="0.123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Translator</text:p><text:p text:style-name="P22">Contributor</text:p></draw:text-box></draw:frame><draw:frame draw:style-name="fr4" draw:name="Frame36" text:anchor-type="paragraph" svg:x="3.249cm" svg:y="3.838cm" svg:width="1.252cm" draw:z-index="93"><draw:text-box fo:min-height="1.155cm"><text:p text:style-name="P23"><draw:custom-shape text:anchor-type="paragraph" draw:z-index="94" draw:style-name="gr10" svg:width="0.65cm" svg:height="0.65cm" svg:x="0.337cm" svg:y="0.176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Integrator</text:p><text:p text:style-name="P23">mail</text:p></draw:text-box></draw:frame><draw:line text:anchor-type="paragraph" draw:z-index="70" draw:style-name="gr13" draw:text-style-name="P74" svg:x1="8.666cm" svg:y1="2.212cm" svg:x2="7.922cm" svg:y2="2.212cm"><text:p/></draw:line><draw:line text:anchor-type="paragraph" draw:z-index="69" draw:style-name="gr16" draw:text-style-name="P74" svg:x1="2.981cm" svg:y1="3.575cm" svg:x2="5.041cm" svg:y2="3.593cm"><text:p/></draw:line><draw:line text:anchor-type="paragraph" draw:z-index="68" draw:style-name="gr17" draw:text-style-name="P74" svg:x1="5.041cm" svg:y1="3.593cm" svg:x2="5.041cm" svg:y2="2.776cm"><text:p/></draw:line><draw:custom-shape text:anchor-type="paragraph" draw:z-index="67" draw:style-name="gr2" draw:text-style-name="P75" svg:width="0.987cm" svg:height="0.652cm" svg:x="12.404cm" svg:y="1.868cm"><text:p text:style-name="P74"><text:span text:style-name="T9">AOO</text:span></text:p><draw:enhanced-geometry svg:viewBox="0 0 21600 21600" draw:glue-points="10800 0 0 10800 10800 21600 21600 10800" draw:text-areas="0 0 21600 ?f11" draw:type="paper" draw:modifiers="18900"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draw:line text:anchor-type="paragraph" draw:z-index="66" draw:style-name="gr13" draw:text-style-name="P74" svg:x1="12.555cm" svg:y1="2.194cm" svg:x2="11.851cm" svg:y2="2.194cm"><text:p/></draw:line><draw:custom-shape text:anchor-type="paragraph" draw:z-index="65" draw:style-name="gr2" draw:text-style-name="P75" svg:width="0.987cm" svg:height="0.652cm" svg:x="8.973cm" svg:y="4.087cm"><text:p text:style-name="P74"><text:span text:style-name="T9">sdf</text:span></text:p><draw:enhanced-geometry svg:viewBox="0 0 21600 21600" draw:glue-points="10800 0 0 10800 10800 21600 21600 10800" draw:text-areas="0 0 21600 ?f11" draw:type="paper" draw:modifiers="18900"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draw:frame draw:style-name="fr4" draw:name="Frame38" text:anchor-type="paragraph" svg:x="6.705cm" svg:y="0.076cm" svg:width="1.252cm" draw:z-index="95"><draw:text-box fo:min-height="1.155cm"><text:p text:style-name="P23"><draw:custom-shape text:anchor-type="paragraph" draw:z-index="96" draw:style-name="gr10" svg:width="0.65cm" svg:height="0.65cm" svg:x="0.284cm" svg:y="0.101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Integrator</text:p><text:p text:style-name="P23">combine</text:p></draw:text-box></draw:frame><draw:line text:anchor-type="paragraph" draw:z-index="97" draw:style-name="gr18" draw:text-style-name="P74" svg:x1="9.516cm" svg:y1="2.736cm" svg:x2="9.523cm" svg:y2="4.087cm"><text:p/></draw:line><draw:line text:anchor-type="paragraph" draw:z-index="98" draw:style-name="gr16" draw:text-style-name="P74" svg:x1="9.959cm" svg:y1="4.357cm" svg:x2="11.321cm" svg:y2="4.357cm"><text:p/></draw:line><draw:line text:anchor-type="paragraph" draw:z-index="99" draw:style-name="gr17" draw:text-style-name="P74" svg:x1="11.32cm" svg:y1="4.356cm" svg:x2="11.285cm" svg:y2="2.559cm"><text:p/></draw:line><draw:line text:anchor-type="paragraph" draw:z-index="107" draw:style-name="gr19" draw:text-style-name="P74" svg:x1="6.131cm" svg:y1="4.194cm" svg:x2="3.092cm" svg:y2="2.85cm"><text:p/></draw:line><draw:line text:anchor-type="paragraph" draw:z-index="108" draw:style-name="gr17" draw:text-style-name="P74" svg:x1="8.973cm" svg:y1="4.43cm" svg:x2="7.768cm" svg:y2="4.419cm"><text:p/></draw:line><draw:frame draw:style-name="fr4" draw:name="Frame7" text:anchor-type="paragraph" svg:x="7.768cm" svg:y="4.934cm" svg:width="1.252cm" draw:z-index="109"><draw:text-box fo:min-height="1.155cm"><text:p text:style-name="P23"><draw:custom-shape text:anchor-type="paragraph" draw:z-index="110" draw:style-name="gr10" svg:width="0.65cm" svg:height="0.65cm" svg:x="0.284cm" svg:y="0.088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Integrator</text:p><text:p text:style-name="P23">convert</text:p></draw:text-box></draw:frame><draw:frame draw:style-name="fr4" draw:name="Frame9" text:anchor-type="paragraph" svg:x="4.761cm" svg:y="4.195cm" svg:width="1.252cm" draw:z-index="111"><draw:text-box fo:min-height="1.155cm"><text:p text:style-name="P23"><draw:custom-shape text:anchor-type="paragraph" draw:z-index="112" draw:style-name="gr10" svg:width="0.65cm" svg:height="0.65cm" svg:x="0.231cm" svg:y="0.106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Integrator</text:p><text:p text:style-name="P23">upload</text:p></draw:text-box></draw:frame></text:p></draw:text-box></draw:frame></text:p>
              <text:p text:style-name="Text_20_body">The second part shows the text flow from translator to tester:</text:p>
              <text:p text:style-name="Text_20_body">As seen from the diagrams there are many manual steps, and many different temporary files only needed to come from a to b.</text:p>
              <text:h text:style-name="P15" text:outline-level="1"><text:bookmark text:name="Workflow"/>L10n workflow technical view</text:h>
              <text:p text:style-name="Text_20_body"><text:span text:style-name="T4">This chapter is identical to </text:span><text:a xlink:type="simple" xlink:href="#L10n workflow high altitude view|outline">L10n workflow high altitude view</text:a><text:span text:style-name="T4"> but seen from a technical view showing actual commands, names of files and directories as well details of the tool behaviour.</text:span></text:p>
              <text:h text:style-name="P18" text:outline-level="2"/>
              <text:h text:style-name="P18" text:outline-level="2">Content Creation</text:h>
              <text:p text:style-name="P6">Developers write text that needs to be localized. In principle the texts can be kept in files with any extension since most compilers are quite large in that respect. However the programming guidelines should secure that only defined extensions are used. </text:p>
              <text:p text:style-name="P7">It is worth to note that the most common files (.cxx, .hxx, .cpp, .hpp, .py) are NOT scanned.</text:p>
              <text:p text:style-name="P6"><text:span text:style-name="T2">Note:</text:span> If a developer for some good reason decides to use a file with a non-standard suffix, it will NOT be searched for messages. </text:p>
              <text:p text:style-name="P6"/>
              <text:h text:style-name="Heading_20_2" text:outline-level="2">Upload <text:a xlink:type="simple" xlink:href="http://translate.sourceforge.net/wiki/pootle/index">pootle server</text:a></text:h>
              <text:p text:style-name="P6">The upload process is the very complicated and totally manual.</text:p>
              <text:p text:style-name="P6">The outcome of the process in general it makes a snapshot copy of the texts in <text:a xlink:type="simple" xlink:href="http://www.apache.org/dev/version-control.html">SVN</text:a> and makes it available on the <text:a xlink:type="simple" xlink:href="http://translate.sourceforge.net/wiki/pootle/index">pootle server</text:a> and as zip files to contributor translators.</text:p>
              <text:p text:style-name="P6">After the texts is extracted and until they are merged back they are NOT in any source control, nor is parallel development controlled.</text:p>
              <text:p text:style-name="P6"/>
              <text:p text:style-name="P6"/>
              <text:h text:style-name="P24" text:outline-level="3">Extraction from sources (generate new sdf file)</text:h>
              <text:p text:style-name="P6">Before starting this process, all sources needs to be checked out (read-only). In order to ensure that the source is complete it is good practice to do a “build –all” first.</text:p>
              <text:p text:style-name="P6">The process is started with:</text:p>
              <text:p text:style-name="P6"><draw:frame draw:style-name="fr6" draw:name="Frame4" text:anchor-type="paragraph" svg:x="2cm" svg:y="0cm" fo:min-width="0.34cm" draw:z-index="101"><draw:text-box fo:min-height="0.7cm"><text:p text:style-name="P70"><text:s/>cd main</text:p><text:p text:style-name="P70"><text:s/>localize -e -l en-US -f en-US.sdf </text:p></draw:text-box></draw:frame>This is a perl script that will call</text:p>
              <text:p text:style-name="P6"><draw:frame draw:style-name="fr7" draw:name="Frame15" text:anchor-type="paragraph" svg:x="2cm" svg:y="0cm" fo:min-width="0.34cm" draw:z-index="100"><draw:text-box fo:min-height="0.7cm"><text:p text:style-name="P12"><text:s/>solver/350/&lt;platform&gt;/bin/localize_sl&lt;.exe&gt; </text:p></draw:text-box></draw:frame>which is the actual executable. Sources for this executable is found in l10tools/source. </text:p>
              <text:p text:style-name="Text_20_body"><text:span text:style-name="T5">localize_sl</text:span><text:span text:style-name="T4"> <text:s/>loop across the entire tree looking for files with a known extension. As seen in the table below the number of relevant files are small compared to the total number of files. </text:span></text:p>
              <table:table table:name="Table1" table:style-name="Table1">
                <table:table-column table:style-name="Table1.A"/>
                <table:table-column table:style-name="Table1.B"/>
                <table:table-column table:style-name="Table1.C"/>
                <table:table-column table:style-name="Table1.D"/>
                <table:table-row>
                  <table:table-cell table:style-name="Table1.A1" table:number-columns-spanned="4" office:value-type="string">
                    <text:p text:style-name="P9">Extensions scanned for text</text:p>
                  </table:table-cell>
                  <table:covered-table-cell/>
                  <table:covered-table-cell/>
                  <table:covered-table-cell/>
                </table:table-row>
                <table:table-row>
                  <table:table-cell table:style-name="Table1.A2" office:value-type="string">
                    <text:p text:style-name="P20">Files</text:p>
                  </table:table-cell>
                  <table:table-cell table:style-name="Table1.A2" office:value-type="string">
                    <text:p text:style-name="P20">Extension</text:p>
                  </table:table-cell>
                  <table:table-cell table:style-name="Table1.A2" office:value-type="string">
                    <text:p text:style-name="P20">Tool</text:p>
                  </table:table-cell>
                  <table:table-cell table:style-name="Table1.D2" office:value-type="string">
                    <text:p text:style-name="P20">Desription</text:p>
                  </table:table-cell>
                </table:table-row>
                <table:table-row>
                  <table:table-cell table:style-name="Table1.A3" office:value-type="float" office:value="814">
                    <text:p text:style-name="P21">814</text:p>
                  </table:table-cell>
                  <table:table-cell table:style-name="Table1.A2" office:value-type="string">
                    <text:p text:style-name="P21">.hrc</text:p>
                  </table:table-cell>
                  <table:table-cell table:style-name="Table1.A2" office:value-type="string">
                    <text:p text:style-name="P21">transex3</text:p>
                  </table:table-cell>
                  <table:table-cell table:style-name="Table1.D2" office:value-type="string">
                    <text:p text:style-name="P11">header for resource files</text:p>
                  </table:table-cell>
                </table:table-row>
                <table:table-row>
                  <table:table-cell table:style-name="Table1.A3" office:value-type="float" office:value="98">
                    <text:p text:style-name="P21">98</text:p>
                  </table:table-cell>
                  <table:table-cell table:style-name="Table1.A2" office:value-type="string">
                    <text:p text:style-name="P21">.properties</text:p>
                  </table:table-cell>
                  <table:table-cell table:style-name="Table1.A2" office:value-type="string">
                    <text:p text:style-name="P21">jpropex</text:p>
                  </table:table-cell>
                  <table:table-cell table:style-name="Table1.D2" office:value-type="string">
                    <text:p text:style-name="P21">java property files</text:p>
                  </table:table-cell>
                </table:table-row>
                <table:table-row>
                  <table:table-cell table:style-name="Table1.A3" office:value-type="float" office:value="1040">
                    <text:p text:style-name="P21">1040</text:p>
                  </table:table-cell>
                  <table:table-cell table:style-name="Table1.A2" office:value-type="string">
                    <text:p text:style-name="P21">.src</text:p>
                  </table:table-cell>
                  <table:table-cell table:style-name="Table1.A2" office:value-type="string">
                    <text:p text:style-name="P21">transex3</text:p>
                  </table:table-cell>
                  <table:table-cell table:style-name="Table1.D2" office:value-type="string">
                    <text:p text:style-name="P11">source for resource files</text:p>
                  </table:table-cell>
                </table:table-row>
                <table:table-row>
                  <table:table-cell table:style-name="Table1.A3" office:value-type="float" office:value="15">
                    <text:p text:style-name="P21">15</text:p>
                  </table:table-cell>
                  <table:table-cell table:style-name="Table1.A2" office:value-type="string">
                    <text:p text:style-name="P21">.tree</text:p>
                  </table:table-cell>
                  <table:table-cell table:style-name="Table1.A2" office:value-type="string">
                    <text:p text:style-name="P21">xhtex</text:p>
                  </table:table-cell>
                  <table:table-cell table:style-name="Table1.D2" office:value-type="string">
                    <text:p text:style-name="P21">help files</text:p>
                  </table:table-cell>
                </table:table-row>
                <table:table-row>
                  <table:table-cell table:style-name="Table1.A3" office:value-type="float" office:value="0">
                    <text:p text:style-name="P21">0</text:p>
                  </table:table-cell>
                  <table:table-cell table:style-name="Table1.A2" office:value-type="string">
                    <text:p text:style-name="P21">.ulf</text:p>
                  </table:table-cell>
                  <table:table-cell table:style-name="Table1.A2" office:value-type="string">
                    <text:p text:style-name="P21">ulfex</text:p>
                  </table:table-cell>
                  <table:table-cell table:style-name="Table1.D2" office:value-type="string">
                    <text:p text:style-name="P21">?</text:p>
                  </table:table-cell>
                </table:table-row>
                <table:table-row>
                  <table:table-cell table:style-name="Table1.A3" office:value-type="float" office:value="53">
                    <text:p text:style-name="P21">53</text:p>
                  </table:table-cell>
                  <table:table-cell table:style-name="Table1.A2" office:value-type="string">
                    <text:p text:style-name="P21">.xcd</text:p>
                  </table:table-cell>
                  <table:table-cell table:style-name="Table1.A2" office:value-type="string">
                    <text:p text:style-name="P21">cfgex</text:p>
                  </table:table-cell>
                  <table:table-cell table:style-name="Table1.D2" office:value-type="string">
                    <text:p text:style-name="P21">xml files only in postprocess</text:p>
                  </table:table-cell>
                </table:table-row>
                <table:table-row>
                  <table:table-cell table:style-name="Table1.A3" office:value-type="float" office:value="314">
                    <text:p text:style-name="P21">314</text:p>
                  </table:table-cell>
                  <table:table-cell table:style-name="Table1.A2" office:value-type="string">
                    <text:p text:style-name="P21">.xcs</text:p>
                  </table:table-cell>
                  <table:table-cell table:style-name="Table1.A2" office:value-type="string">
                    <text:p text:style-name="P21">cfgex</text:p>
                  </table:table-cell>
                  <table:table-cell table:style-name="Table1.D2" office:value-type="string">
                    <text:p text:style-name="P21">xml file for java</text:p>
                  </table:table-cell>
                </table:table-row>
                <table:table-row>
                  <table:table-cell table:style-name="Table1.A3" office:value-type="float" office:value="1365">
                    <text:p text:style-name="P21">1365</text:p>
                  </table:table-cell>
                  <table:table-cell table:style-name="Table1.A2" office:value-type="string">
                    <text:p text:style-name="P21">.xcu</text:p>
                  </table:table-cell>
                  <table:table-cell table:style-name="Table1.A2" office:value-type="string">
                    <text:p text:style-name="P21">cfex</text:p>
                  </table:table-cell>
                  <table:table-cell table:style-name="Table1.D2" office:value-type="string">
                    <text:p text:style-name="P21">xml files for UI</text:p>
                  </table:table-cell>
                </table:table-row>
                <table:table-row>
                  <table:table-cell table:style-name="Table1.A3" office:value-type="float" office:value="0">
                    <text:p text:style-name="P21">0</text:p>
                  </table:table-cell>
                  <table:table-cell table:style-name="Table1.A2" office:value-type="string">
                    <text:p text:style-name="P21">.xgf</text:p>
                  </table:table-cell>
                  <table:table-cell table:style-name="Table1.A2" office:value-type="string">
                    <text:p text:style-name="P21">xmlex</text:p>
                  </table:table-cell>
                  <table:table-cell table:style-name="Table1.D2" office:value-type="string">
                    <text:p text:style-name="P21">?</text:p>
                  </table:table-cell>
                </table:table-row>
                <table:table-row>
                  <table:table-cell table:style-name="Table1.A3" office:value-type="float" office:value="4543">
                    <text:p text:style-name="P21">4543</text:p>
                  </table:table-cell>
                  <table:table-cell table:style-name="Table1.A2" office:value-type="string">
                    <text:p text:style-name="P21">.xhp</text:p>
                  </table:table-cell>
                  <table:table-cell table:style-name="Table1.A2" office:value-type="string">
                    <text:p text:style-name="P21">helpex</text:p>
                  </table:table-cell>
                  <table:table-cell table:style-name="Table1.D2" office:value-type="string">
                    <text:p text:style-name="P11">AOO help files</text:p>
                  </table:table-cell>
                </table:table-row>
                <table:table-row>
                  <table:table-cell table:style-name="Table1.A3" office:value-type="float" office:value="0">
                    <text:p text:style-name="P21">0</text:p>
                  </table:table-cell>
                  <table:table-cell table:style-name="Table1.A2" office:value-type="string">
                    <text:p text:style-name="P21">.xrb</text:p>
                  </table:table-cell>
                  <table:table-cell table:style-name="Table1.A2" office:value-type="string">
                    <text:p text:style-name="P21">xmlex</text:p>
                  </table:table-cell>
                  <table:table-cell table:style-name="Table1.D2" office:value-type="string">
                    <text:p text:style-name="P21">?</text:p>
                  </table:table-cell>
                </table:table-row>
                <table:table-row>
                  <table:table-cell table:style-name="Table1.A3" office:value-type="float" office:value="1">
                    <text:p text:style-name="P21">1</text:p>
                  </table:table-cell>
                  <table:table-cell table:style-name="Table1.A2" office:value-type="string">
                    <text:p text:style-name="P21">.xrm</text:p>
                  </table:table-cell>
                  <table:table-cell table:style-name="Table1.A2" office:value-type="string">
                    <text:p text:style-name="P21">xrmex</text:p>
                  </table:table-cell>
                  <table:table-cell table:style-name="Table1.D2" office:value-type="string">
                    <text:p text:style-name="P21">xml readme file</text:p>
                  </table:table-cell>
                </table:table-row>
                <table:table-row>
                  <table:table-cell table:style-name="Table1.A3" office:value-type="float" office:value="0">
                    <text:p text:style-name="P21">0</text:p>
                  </table:table-cell>
                  <table:table-cell table:style-name="Table1.A2" office:value-type="string">
                    <text:p text:style-name="P21">.xtx</text:p>
                  </table:table-cell>
                  <table:table-cell table:style-name="Table1.A2" office:value-type="string">
                    <text:p text:style-name="P21">xtxex</text:p>
                  </table:table-cell>
                  <table:table-cell table:style-name="Table1.D2" office:value-type="string">
                    <text:p text:style-name="P21">?</text:p>
                  </table:table-cell>
                </table:table-row>
                <table:table-row>
                  <table:table-cell table:style-name="Table1.A3" office:value-type="float" office:value="0">
                    <text:p text:style-name="P21">0</text:p>
                  </table:table-cell>
                  <table:table-cell table:style-name="Table1.A2" office:value-type="string">
                    <text:p text:style-name="P21">.xxl</text:p>
                  </table:table-cell>
                  <table:table-cell table:style-name="Table1.A2" office:value-type="string">
                    <text:p text:style-name="P21">xmlex</text:p>
                  </table:table-cell>
                  <table:table-cell table:style-name="Table1.D2" office:value-type="string">
                    <text:p text:style-name="P21">?</text:p>
                  </table:table-cell>
                </table:table-row>
                <table:table-row>
                  <table:table-cell table:style-name="Table1.A3" office:value-type="float" office:value="8243">
                    <text:p text:style-name="P20">8243</text:p>
                  </table:table-cell>
                  <table:table-cell table:style-name="Table1.D2" table:number-columns-spanned="3" office:value-type="string">
                    <text:p text:style-name="P21">Files to be scanned, total number of files is 438189</text:p>
                  </table:table-cell>
                  <table:covered-table-cell/>
                  <table:covered-table-cell/>
                </table:table-row>
              </table:table>
              <text:p text:style-name="P7"/>
              <text:p text:style-name="P6">The tools are all separate executables meaning that for each file to be scanned a separate process with the corresponding tool is started, especially in MS-Windows this leads to prolonged duration.</text:p>
              <text:p text:style-name="P6">The results of the single scans is contained in a single sdf file, which are then passed to the next phase.</text:p>
              <text:p text:style-name="P6">The resulting sdf file is generated in directory containing main (normally trunk).</text:p>
              <text:p text:style-name="P6">The resulting foo.sdf.main has at the moment:</text:p>
              <text:list xml:id="list6163912267119011461" text:style-name="L9">
                <text:list-item>
                  <text:p text:style-name="P36">12994113 bytes</text:p>
                </text:list-item>
                <text:list-item>
                  <text:p text:style-name="P36">72492 lines</text:p>
                </text:list-item>
                <text:list-item>
                  <text:p text:style-name="P36">45341 lines of the 72492 originate from the helpcontent2 module</text:p>
                </text:list-item>
                <text:list-item>
                  <text:p text:style-name="P36">27151 lines of the 72492 originate from UI and simple messages</text:p>
                </text:list-item>
              </text:list>
              <text:p text:style-name="P6">At the moment localize runs with errors on Windows: jpropex, a shell script that calls a java program does not run. Linux is OK. </text:p>
              <text:p text:style-name="P6"><text:span text:style-name="T2">Note:</text:span> On Linux or MacOS you have to use a full qualified path to the output file. Otherwise you won't get an output file and also no error. The tooling seems to be very error-prone. </text:p>
              <text:h text:style-name="P24" text:outline-level="3"/>
              <text:h text:style-name="P17" text:outline-level="3">Merge with <text:a xlink:type="simple" xlink:href="http://translate.sourceforge.net/wiki/pootle/index">pootle server</text:a> database</text:h>
              <text:p text:style-name="P6">The sdf file created by localize is <text:s/>transformed/converted into template pot files using</text:p>
              <text:p text:style-name="P19"><draw:frame draw:style-name="fr8" draw:name="Frame39" text:anchor-type="paragraph" svg:x="2cm" fo:min-width="0.34cm" draw:z-index="102"><draw:text-box fo:min-height="0.7cm"><text:p text:style-name="P12"><text:s/>oo2po -P en-US.sdf templates </text:p></draw:text-box></draw:frame>This set of pot files in the directory <text:span text:style-name="T1">templates</text:span> should now be updated on the <text:a xlink:type="simple" xlink:href="http://translate.sourceforge.net/wiki/pootle/index">pootle server</text:a>. Copy the complete <text:span text:style-name="T3">templates</text:span> directory in the <text:span text:style-name="T3">po</text:span> directory of the <text:a xlink:type="simple" xlink:href="http://translate.sourceforge.net/wiki/pootle/index">pootle server</text:a> in the related project directory. </text:p>
              <text:p text:style-name="P6">Assuming our project id is <text:span text:style-name="T3">aoo34</text:span> and the <text:a xlink:type="simple" xlink:href="http://translate.sourceforge.net/wiki/pootle/index">pootle server</text:a> is under <text:span text:style-name="T3">/var/www/Pootle</text:span>:</text:p>
              <text:p text:style-name="P6">All help files are located in a single module so it easy to distinguish between UI and help. First move the help files (in order not to copy them into the UI directory):</text:p>
              <text:p text:style-name="P6"><draw:frame draw:style-name="fr9" draw:name="Frame18" text:anchor-type="paragraph" svg:x="2cm" fo:min-width="0.34cm" draw:z-index="28"><draw:text-box fo:min-height="0.7cm"><text:p text:style-name="P70"><text:s/>cp -r templates/helpcontent2 \</text:p><text:p text:style-name="P70"><text:s text:c="7"/>/var/www/Pootle/po/aoo34help/templates/helpcontent2 </text:p><text:p text:style-name="P70"><text:s/>rm -rf helpcontent2 </text:p></draw:text-box></draw:frame>Then copy the UI files:</text:p>
              <text:p text:style-name="P6"><draw:frame draw:style-name="fr11" draw:name="Frame10" text:anchor-type="paragraph" svg:x="2cm" fo:min-width="0.34cm" draw:z-index="113"><draw:text-box fo:min-height="0.7cm"><text:p text:style-name="P12"><text:s/>cp -r templates /var/www/Pootle/po/aoo34/templates </text:p></draw:text-box></draw:frame>Update all existing languages to be aligned with the new templates. </text:p>
              <text:p text:style-name="P6"><draw:frame draw:style-name="fr9" draw:name="Frame20" text:anchor-type="paragraph" svg:x="2cm" fo:min-width="0.34cm" draw:z-index="29"><draw:text-box fo:min-height="0.7cm"><text:p text:style-name="P70"><text:s/>cd /var/www/Pootle</text:p><text:p text:style-name="P70"><text:s/>./manage.py update_from_templates –project=aoo34</text:p><text:p text:style-name="P70"><text:s/>./manage.py update_from_templates –project=aoo34help </text:p></draw:text-box></draw:frame>or </text:p>
              <text:p text:style-name="P6"><draw:frame draw:style-name="fr9" draw:name="Frame25" text:anchor-type="paragraph" svg:x="2cm" fo:min-width="0.34cm" draw:z-index="32"><draw:text-box fo:min-height="0.7cm"><text:p text:style-name="P70"><text:s/>./manage.py update_from_templates --project=aoo34 –language=de </text:p><text:p text:style-name="P70"><text:s/>./manage.py update_from_templates --project=aoo34help –language=de </text:p></draw:text-box></draw:frame>to update a specific language.</text:p>
              <text:p text:style-name="P6">Probably it is also possible to specify both projects with <text:span text:style-name="T3">--project=aoo34, aoo34help</text:span> and a list of languages with <text:span text:style-name="T3">--language=de,fr,es,...</text:span> (not tested it yet)</text:p>
              <text:p text:style-name="P6"/>
              <text:h text:style-name="P16" text:outline-level="2">Translation</text:h>
              <text:p text:style-name="P6">Translation takes place, either directly via the pootle server's html frontend or via an offline editor. </text:p>
              <text:p text:style-name="P6"/>
              <text:h text:style-name="P24" text:outline-level="3">Translation online (“committer”)</text:h>
              <text:p text:style-name="Text_20_body"><text:span text:style-name="T4">Translators with status as “committer” can work directly on the </text:span><text:a xlink:type="simple" xlink:href="http://translate.sourceforge.net/wiki/pootle/index">pootle server</text:a><text:span text:style-name="T4">.</text:span></text:p>
              <text:p text:style-name="P6">However they have no glossary available, so it is highly possible that the same term is translated differently in different modules and it happens for sure over time as different people work on the translation.</text:p>
              <text:p text:style-name="P6">The changes are done directly in the po files, there are NO version control, and NO review control.</text:p>
              <text:p text:style-name="P6">The separation of help content from UI content has many advantages but one huge disadvantage, there are no control that e.g. menu names are identical in help as in the UI.</text:p>
              <text:p text:style-name="P6"/>
              <text:h text:style-name="P24" text:outline-level="3">Translation offline (non “committer”)</text:h>
              <text:p text:style-name="Text_20_body"><text:span text:style-name="T4">Many translators do not have “committer” status and can therefore not use the online </text:span><text:a xlink:type="simple" xlink:href="http://translate.sourceforge.net/wiki/pootle/index">pootle server</text:a><text:span text:style-name="T4">.</text:span></text:p>
              <text:p text:style-name="P6">The normal procedure is that a “committer” generates a zip file with all the files, mails the location to the translator.</text:p>
              <text:p text:style-name="Text_20_body"><text:span text:style-name="T4">The translator uses an offline tool like </text:span><text:a xlink:type="simple" xlink:href="http://www.poedit.net/">poedit</text:a><text:span text:style-name="T4">. </text:span></text:p>
              <text:p text:style-name="P6">However they have no glossary available, so it is highly possible that the same term is translated differently in different modules and it happens for sure over time as different people work on the translation.</text:p>
              <text:p text:style-name="P6">Once the translation is complete the translator send the files back to the “committer” that updates the po files behind the back of the <text:s/><text:a xlink:type="simple" xlink:href="http://translate.sourceforge.net/wiki/pootle/index">pootle server</text:a>.</text:p>
              <text:p text:style-name="P6">There are no special quality checks in place to secure that the content of the translation are consistent with earlier translations.</text:p>
              <text:p text:style-name="P6"/>
              <text:p text:style-name="P6">If you update <text:span text:style-name="T3">po</text:span> files for an existing language (translated external) you should update the stores with (after having copied to po files)</text:p>
              <text:p text:style-name="P69"><draw:frame draw:style-name="fr9" draw:name="Frame24" text:anchor-type="paragraph" svg:x="2cm" fo:min-width="0.34cm" draw:z-index="114"><draw:text-box fo:min-height="0.7cm"><text:p text:style-name="P70"><text:s/>./manage.py update_translation_projects -–project=aoo34,aoo34help </text:p><text:p text:style-name="P70"><text:s/>./manage.py update_stores --project=aoo34,aoo34help –language=de </text:p></draw:text-box></draw:frame></text:p>
              <text:p text:style-name="P69"/>
              <text:p text:style-name="P6"/>
              <text:h text:style-name="P16" text:outline-level="2">Merge <text:a xlink:type="simple" xlink:href="http://www.apache.org/dev/version-control.html">SVN</text:a> </text:h>
              <text:p text:style-name="P6">Once the integrator decides that all parts are translated and quality controlled it is time to get the texts back into <text:a xlink:type="simple" xlink:href="http://www.apache.org/dev/version-control.html">SVN</text:a>. </text:p>
              <text:p text:style-name="P6">First step is to resync the database into the <text:span text:style-name="T1">po</text:span> files because otherwise the made changes are only in the database. For example sync the UI strings for <text:span text:style-name="T3">de</text:span> back into the <text:span text:style-name="T3">po</text:span> files. </text:p>
              <text:p text:style-name="P6"><draw:frame draw:style-name="fr9" draw:name="Frame23" text:anchor-type="paragraph" svg:x="2cm" fo:min-width="0.34cm" draw:z-index="31"><draw:text-box fo:min-height="0.7cm"><text:p text:style-name="P70"><text:s/>./manage.py sync_stores --project=aoo34 –language=&lt;lang&gt; </text:p><text:p text:style-name="P70"><text:s/>./manage.py sync_stores --project=aoo34help –language=&lt;lang&gt; </text:p></draw:text-box></draw:frame>The next step is create a new <text:span text:style-name="T1">sdf</text:span> based on this updated <text:span text:style-name="T1">po</text:span> files. </text:p>
              <text:p text:style-name="P6"><draw:frame draw:style-name="fr9" draw:name="Frame22" text:anchor-type="paragraph" svg:x="2cm" fo:min-width="0.34cm" draw:z-index="30"><draw:text-box fo:min-height="0.7cm"><text:p text:style-name="P70"><text:s/>po2oo -l de -t en-US.sdf --keeptimestamp --skipsource \ </text:p><text:p text:style-name="P70"><text:s text:c="8"/>&lt;lang&gt; new_&lt;lang&gt;.sdf</text:p><text:p text:style-name="P70"><text:s/>cp new_&lt;lang&gt;.sdf extras/l18n/source/&lt;lang&gt;/localize.sdf </text:p></draw:text-box></draw:frame>This command used the template en-US.sdf and created a new <text:span text:style-name="T1">sdf</text:span> file containing the new <text:span text:style-name="T3">de</text:span> translations. If you skip the parameter <text:span text:style-name="T3">skipsource</text:span> the <text:span text:style-name="T3">en-US</text:span> source translations are also included in the <text:span text:style-name="T3">sdf</text:span> file. Can be useful for some verification.</text:p>
              <text:p text:style-name="P6">There is a utility gsicheck to check the files syntactically, this is however currently not in use.</text:p>
              <text:p text:style-name="P6"><text:span text:style-name="T2">Note: </text:span><text:span text:style-name="T7">this step has to be repeated for each language.</text:span></text:p>
              <text:p text:style-name="P6"><text:span text:style-name="T7"/></text:p>
              <text:p text:style-name="P6"><text:s/></text:p>
              <text:h text:style-name="P18" text:outline-level="2">Update <text:a xlink:type="simple" xlink:href="http://translate.sourceforge.net/wiki/pootle/index">pootle server</text:a></text:h>
              <text:p text:style-name="P6">In order to update the <text:a xlink:type="simple" xlink:href="http://translate.sourceforge.net/wiki/pootle/index">pootle server</text:a> with the newest templates, we repeat earlier steps:</text:p>
              <text:p text:style-name="P6"><draw:frame draw:style-name="fr8" draw:name="Frame19" text:anchor-type="paragraph" svg:x="2cm" fo:min-width="0.34cm" draw:z-index="116"><draw:text-box fo:min-height="0.7cm"><text:p text:style-name="P12"><text:s/>oo2po -P en-US.sdf templates </text:p></draw:text-box></draw:frame>Let assume we are currently in some temp directory and have existing po files in <text:span text:style-name="T1">aoo34/es/...</text:span> and have new templates in <text:span text:style-name="T1">aoo34/templates/...</text:span> then we can create a new set of po files with </text:p>
              <text:p text:style-name="P6"><draw:frame draw:style-name="fr9" draw:name="Frame16" text:anchor-type="paragraph" svg:x="2cm" fo:min-width="0.34cm" draw:z-index="115"><draw:text-box fo:min-height="0.7cm"><text:p text:style-name="P12"><text:s/>pot2po -t aoo34/es aoo34/templates es_new </text:p></draw:text-box></draw:frame>This command will merge the existing translations found in <text:span text:style-name="T1">aoo34/es</text:span> and merge them with the new templates and stores the new po files in *es_new*. This new po files can be copied in the Pootle project directory <text:span text:style-name="T1">&lt;pootle_install_dir&gt;/po/aoo34/es</text:span>. The database have to be synchronized with the new po files.</text:p>
              <text:p text:style-name="P6"><draw:frame draw:style-name="fr9" draw:name="Frame26" text:anchor-type="paragraph" svg:x="2cm" fo:min-width="0.34cm" draw:z-index="117"><draw:text-box fo:min-height="0.7cm"><text:p text:style-name="P70"><text:s/>./manage.py update_translation_projects -–project=aoo34,aoo34help </text:p><text:p text:style-name="P70"><text:s/>./manage.py update_stores --project=aoo34,aoo34help –language=de </text:p></draw:text-box></draw:frame></text:p>
              <text:h text:style-name="P18" text:outline-level="2"/>
              <text:h text:style-name="P16" text:outline-level="2">Language build</text:h>
              <text:p text:style-name="P6">Use the normal command:</text:p>
              <text:p text:style-name="P6"><draw:frame draw:style-name="fr9" draw:name="Frame21" text:anchor-type="paragraph" svg:x="2cm" fo:min-width="0.34cm" draw:z-index="33"><draw:text-box fo:min-height="0.7cm"><text:p text:style-name="P10"><text:s/>build –with-lang="..." </text:p></draw:text-box></draw:frame>When the office is built with configure switch --with-lang="..." then extras/l10n is built and the localize.sdf files are rearranged. In l10n they are grouped according to language. Now they are grouped according to module (and directory.) The sdf files in extras/l10/&lt;platform&gt;/misc/sdf are zipped into one archive per module and delivered into main/solver/340/&lt;platform&gt;/sdf/&lt;module&gt;.zip and then forgotten (at least for the processing of src files.) </text:p>
              <text:p text:style-name="P6">Resource files (src files) are processed when the other modules are built. The original src files contain strings only for en_US in lines that look like </text:p>
              <text:p text:style-name="P6"><draw:frame draw:style-name="fr10" draw:name="Frame5" text:anchor-type="paragraph" svg:x="2cm" fo:min-width="0.34cm" draw:z-index="0"><draw:text-box fo:min-height="0.7cm"><text:p text:style-name="P12"><text:s/>Text [en_US] = "..."; </text:p></draw:text-box></draw:frame>transex3 adds the missing languages by adding lines like </text:p>
              <text:p text:style-name="P6"><draw:frame draw:style-name="fr11" draw:name="Frame6" text:anchor-type="paragraph" svg:x="2cm" fo:min-width="0.34cm" draw:z-index="1"><draw:text-box fo:min-height="0.7cm"><text:p text:style-name="P12"><text:s/>Text [de] = "..."; </text:p></draw:text-box></draw:frame>By default all (available) languages are added not just the ones given to configure's --with-lang switch. The augmented src files are placed in &lt;module&gt;/&lt;platform&gt;/misc/... These are then aggregated into some srs files in &lt;module&gt;/&lt;platform&gt;/srs/. In a (or several) following step(s) the srs files are aggregated into res files, one for each language. </text:p>
              <text:p text:style-name="P6">The resulting res files are delivered to main/solver and become part of the installation sets. Multi-language versions contain res files for more than one language. </text:p>
              <text:p text:style-name="P6">At runtime the ResMgr class from the tools module is responsible to use the resource files of the currently selected language whenever a string is requested (as is the case for e.g. all button texts and in general for all text visible in the GUI.) </text:p>
              <text:p text:style-name="P6"/>
              <text:h text:style-name="P66" text:outline-level="1"/>
              <text:h text:style-name="P15" text:outline-level="1"><text:bookmark text:name="File_Formats"/>File Formats</text:h>
              <text:p text:style-name="P6">Quite a number of different file formats are involved in the localization process. The following list is not complete and may be inaccurate: </text:p>
              <text:p text:style-name="P70"/>
              <table:table table:name="Table3" table:style-name="Table3">
                <table:table-column table:style-name="Table3.A"/>
                <table:table-column table:style-name="Table3.B"/>
                <table:table-row>
                  <table:table-cell table:style-name="Table3.A1" office:value-type="string">
                    <text:p text:style-name="P20">Extension</text:p>
                  </table:table-cell>
                  <table:table-cell table:style-name="Table3.B1" office:value-type="string">
                    <text:p text:style-name="P20">Desription</text:p>
                  </table:table-cell>
                </table:table-row>
                <table:table-row>
                  <table:table-cell table:style-name="Table3.A2" office:value-type="string">
                    <text:p text:style-name="P21">.hrc</text:p>
                  </table:table-cell>
                  <table:table-cell table:style-name="Table3.B2" office:value-type="string">
                    <text:p text:style-name="P54">header for resource files</text:p>
                  </table:table-cell>
                </table:table-row>
                <table:table-row>
                  <table:table-cell table:style-name="Table3.A2" office:value-type="string">
                    <text:p text:style-name="P21">.properties</text:p>
                  </table:table-cell>
                  <table:table-cell table:style-name="Table3.B2" office:value-type="string">
                    <text:p text:style-name="P58">java property files</text:p>
                  </table:table-cell>
                </table:table-row>
                <table:table-row>
                  <table:table-cell table:style-name="Table3.A2" office:value-type="string">
                    <text:p text:style-name="P21">.po</text:p>
                  </table:table-cell>
                  <table:table-cell table:style-name="Table3.B2" office:value-type="string">
                    <text:p text:style-name="P54">contains the translated strings from a .pot file. Used on the pootle server. </text:p>
                  </table:table-cell>
                </table:table-row>
                <table:table-row>
                  <table:table-cell table:style-name="Table3.A2" office:value-type="string">
                    <text:p text:style-name="P21">.pot</text:p>
                  </table:table-cell>
                  <table:table-cell table:style-name="Table3.B2" office:value-type="string">
                    <text:p text:style-name="P54">created by gettext from source files. Contains strings that need translation. Not used by OpenOffice except as part of the <text:a xlink:type="simple" xlink:href="http://translate.sourceforge.net/wiki/pootle/index">pootle server</text:a> update. </text:p>
                  </table:table-cell>
                </table:table-row>
                <table:table-row>
                  <table:table-cell table:style-name="Table3.A2" office:value-type="string">
                    <text:p text:style-name="P21">.res</text:p>
                  </table:table-cell>
                  <table:table-cell table:style-name="Table3.B2" office:value-type="string">
                    <text:p text:style-name="P54">created by transex3 from .srs files. </text:p>
                  </table:table-cell>
                </table:table-row>
                <table:table-row>
                  <table:table-cell table:style-name="Table3.A2" office:value-type="string">
                    <text:p text:style-name="P21">.sdf</text:p>
                  </table:table-cell>
                  <table:table-cell table:style-name="Table3.B2" office:value-type="string">
                    <text:p text:style-name="P54">used to store localized/localizable strings and their origins. Comparable to .po files. </text:p>
                  </table:table-cell>
                </table:table-row>
                <table:table-row>
                  <table:table-cell table:style-name="Table3.A2" office:value-type="string">
                    <text:p text:style-name="P21">.src</text:p>
                  </table:table-cell>
                  <table:table-cell table:style-name="Table3.B2" office:value-type="string">
                    <text:p text:style-name="P54">source for resource files Most strings used in the GUI are defined in .src files. </text:p>
                  </table:table-cell>
                </table:table-row>
                <table:table-row>
                  <table:table-cell table:style-name="Table3.A2" office:value-type="string">
                    <text:p text:style-name="P21">.srs</text:p>
                  </table:table-cell>
                  <table:table-cell table:style-name="Table3.B2" office:value-type="string">
                    <text:p text:style-name="P54">Made by rsc (which calls rscpp and rsc2) from multiple src files with *all* language strings included.</text:p>
                  </table:table-cell>
                </table:table-row>
                <table:table-row>
                  <table:table-cell table:style-name="Table3.A2" office:value-type="string">
                    <text:p text:style-name="P21">.tree</text:p>
                  </table:table-cell>
                  <table:table-cell table:style-name="Table3.B2" office:value-type="string">
                    <text:p text:style-name="P58">help files</text:p>
                  </table:table-cell>
                </table:table-row>
                <table:table-row>
                  <table:table-cell table:style-name="Table3.A2" office:value-type="string">
                    <text:p text:style-name="P21">.ulf</text:p>
                  </table:table-cell>
                  <table:table-cell table:style-name="Table3.B2" office:value-type="string">
                    <text:p text:style-name="P58">?</text:p>
                  </table:table-cell>
                </table:table-row>
                <table:table-row>
                  <table:table-cell table:style-name="Table3.A2" office:value-type="string">
                    <text:p text:style-name="P21">.xcd</text:p>
                  </table:table-cell>
                  <table:table-cell table:style-name="Table3.B2" office:value-type="string">
                    <text:p text:style-name="P58">xml files only in postprocess</text:p>
                  </table:table-cell>
                </table:table-row>
                <table:table-row>
                  <table:table-cell table:style-name="Table3.A2" office:value-type="string">
                    <text:p text:style-name="P21">.xcs</text:p>
                  </table:table-cell>
                  <table:table-cell table:style-name="Table3.B2" office:value-type="string">
                    <text:p text:style-name="P58">xml file for java</text:p>
                  </table:table-cell>
                </table:table-row>
                <table:table-row>
                  <table:table-cell table:style-name="Table3.A2" office:value-type="string">
                    <text:p text:style-name="P21">.xcu</text:p>
                  </table:table-cell>
                  <table:table-cell table:style-name="Table3.B2" office:value-type="string">
                    <text:p text:style-name="P58">xml files for UI</text:p>
                  </table:table-cell>
                </table:table-row>
                <table:table-row>
                  <table:table-cell table:style-name="Table3.A2" office:value-type="string">
                    <text:p text:style-name="P21">.xgf</text:p>
                  </table:table-cell>
                  <table:table-cell table:style-name="Table3.B2" office:value-type="string">
                    <text:p text:style-name="P58">?</text:p>
                  </table:table-cell>
                </table:table-row>
                <table:table-row>
                  <table:table-cell table:style-name="Table3.A2" office:value-type="string">
                    <text:p text:style-name="P21">.xhp</text:p>
                  </table:table-cell>
                  <table:table-cell table:style-name="Table3.B2" office:value-type="string">
                    <text:p text:style-name="P54">AOO help files</text:p>
                  </table:table-cell>
                </table:table-row>
                <table:table-row>
                  <table:table-cell table:style-name="Table3.A2" office:value-type="string">
                    <text:p text:style-name="P21">.xliff</text:p>
                  </table:table-cell>
                  <table:table-cell table:style-name="Table3.B2" office:value-type="string">
                    <text:p text:style-name="P55">a format with the same usage of .po, but it has more functionalities and is standardized. </text:p>
                  </table:table-cell>
                </table:table-row>
                <table:table-row>
                  <table:table-cell table:style-name="Table3.A2" office:value-type="string">
                    <text:p text:style-name="P21">.xrb</text:p>
                  </table:table-cell>
                  <table:table-cell table:style-name="Table3.B2" office:value-type="string">
                    <text:p text:style-name="P58">?</text:p>
                  </table:table-cell>
                </table:table-row>
                <table:table-row>
                  <table:table-cell table:style-name="Table3.A2" office:value-type="string">
                    <text:p text:style-name="P21">.xrm</text:p>
                  </table:table-cell>
                  <table:table-cell table:style-name="Table3.B2" office:value-type="string">
                    <text:p text:style-name="P58">xml readme file</text:p>
                  </table:table-cell>
                </table:table-row>
                <table:table-row>
                  <table:table-cell table:style-name="Table3.A2" office:value-type="string">
                    <text:p text:style-name="P21">.xtx</text:p>
                  </table:table-cell>
                  <table:table-cell table:style-name="Table3.B2" office:value-type="string">
                    <text:p text:style-name="P58">?</text:p>
                  </table:table-cell>
                </table:table-row>
                <table:table-row>
                  <table:table-cell table:style-name="Table3.A2" office:value-type="string">
                    <text:p text:style-name="P21">.xxl</text:p>
                  </table:table-cell>
                  <table:table-cell table:style-name="Table3.B2" office:value-type="string">
                    <text:p text:style-name="P58">?</text:p>
                  </table:table-cell>
                </table:table-row>
              </table:table>
              <text:p text:style-name="P6"/>
              <text:p text:style-name="P6"/>
              <text:h text:style-name="P66" text:outline-level="1"/>
              <text:h text:style-name="P15" text:outline-level="1"><text:bookmark text:name="Tools"/>Tools</text:h>
              <text:p text:style-name="P6">A large number of tools, implemented in a variety of languages (C++, Java, Perl, Python, sh) are involved in the localization process. They mostly extract strings from source files and merge the translated strings back in, or transform between different data formats. </text:p>
              <text:p text:style-name="P6">The following list is not (yet) complete and may (still) be inaccurate: </text:p>
              <table:table table:name="Table4" table:style-name="Table4">
                <table:table-column table:style-name="Table4.A"/>
                <table:table-column table:style-name="Table4.B"/>
                <table:table-header-rows>
                  <table:table-row>
                    <table:table-cell table:style-name="Table4.A1" office:value-type="string">
                      <text:p text:style-name="Table_20_Heading">tool</text:p>
                    </table:table-cell>
                    <table:table-cell table:style-name="Table4.B1" office:value-type="string">
                      <text:p text:style-name="Table_20_Heading">description</text:p>
                    </table:table-cell>
                  </table:table-row>
                </table:table-header-rows>
                <table:table-row>
                  <table:table-cell table:style-name="Table4.A2" office:value-type="string">
                    <text:p text:style-name="P21">build</text:p>
                  </table:table-cell>
                  <table:table-cell table:style-name="Table4.B2" office:value-type="string">
                    <text:p text:style-name="Table_20_Contents">Standard build tool</text:p>
                  </table:table-cell>
                </table:table-row>
                <table:table-row>
                  <table:table-cell table:style-name="Table4.A2" office:value-type="string">
                    <text:p text:style-name="P21">cfgex</text:p>
                  </table:table-cell>
                  <table:table-cell table:style-name="Table4.B2" office:value-type="string">
                    <text:p text:style-name="Table_20_Contents">Called from localize_sl to translate .xcd .xcs .xcu files</text:p>
                  </table:table-cell>
                </table:table-row>
                <table:table-row>
                  <table:table-cell table:style-name="Table4.A2" office:value-type="string">
                    <text:p text:style-name="P59">gsicheck</text:p>
                  </table:table-cell>
                  <table:table-cell table:style-name="Table4.B2" office:value-type="string">
                    <text:p text:style-name="Table_20_Contents">Tool to do a syntax check on sdf files</text:p>
                  </table:table-cell>
                </table:table-row>
                <table:table-row>
                  <table:table-cell table:style-name="Table4.A2" office:value-type="string">
                    <text:p text:style-name="P21">helpex</text:p>
                  </table:table-cell>
                  <table:table-cell table:style-name="Table4.B2" office:value-type="string">
                    <text:p text:style-name="Table_20_Contents">Called from localize_sl to translate .xhp files</text:p>
                  </table:table-cell>
                </table:table-row>
                <table:table-row>
                  <table:table-cell table:style-name="Table4.A2" office:value-type="string">
                    <text:p text:style-name="P61">localize</text:p>
                  </table:table-cell>
                  <table:table-cell table:style-name="Table4.B2" office:value-type="string">
                    <text:p text:style-name="Table_20_Contents">Perl script to control localize_sl</text:p>
                  </table:table-cell>
                </table:table-row>
                <table:table-row>
                  <table:table-cell table:style-name="Table4.A2" office:value-type="string">
                    <text:p text:style-name="P61">localize_sl </text:p>
                  </table:table-cell>
                  <table:table-cell table:style-name="Table4.B2" office:value-type="string">
                    <text:p text:style-name="Table_20_Contents">Program that scan all sources for text strings</text:p>
                  </table:table-cell>
                </table:table-row>
                <table:table-row>
                  <table:table-cell table:style-name="Table4.A2" office:value-type="string">
                    <text:p text:style-name="P21">manage.py</text:p>
                  </table:table-cell>
                  <table:table-cell table:style-name="Table4.B2" office:value-type="string">
                    <text:p text:style-name="Table_20_Contents">A Python script to manage the<text:span text:style-name="T4"> </text:span><text:a xlink:type="simple" xlink:href="http://translate.sourceforge.net/wiki/pootle/index">pootle server</text:a><text:span text:style-name="T4"> database</text:span></text:p>
                  </table:table-cell>
                </table:table-row>
                <table:table-row>
                  <table:table-cell table:style-name="Table4.A2" office:value-type="string">
                    <text:p text:style-name="P21">oo2po</text:p>
                  </table:table-cell>
                  <table:table-cell table:style-name="Table4.B2" office:value-type="string">
                    <text:p text:style-name="Table_20_Contents">Standard program used to convert sdf files to po files</text:p>
                  </table:table-cell>
                </table:table-row>
                <table:table-row>
                  <table:table-cell table:style-name="Table4.A2" office:value-type="string">
                    <text:p text:style-name="P21">po2oo</text:p>
                  </table:table-cell>
                  <table:table-cell table:style-name="Table4.B2" office:value-type="string">
                    <text:p text:style-name="Table_20_Contents">Standard program used to convert po files to sdf files</text:p>
                  </table:table-cell>
                </table:table-row>
                <table:table-row>
                  <table:table-cell table:style-name="Table4.A2" office:value-type="string">
                    <text:p text:style-name="P21">rsc</text:p>
                  </table:table-cell>
                  <table:table-cell table:style-name="Table4.B2" office:value-type="string">
                    <text:p text:style-name="Table_20_Contents">Resource compiler</text:p>
                  </table:table-cell>
                </table:table-row>
                <table:table-row>
                  <table:table-cell table:style-name="Table4.A2" office:value-type="string">
                    <text:p text:style-name="P21">rscpp</text:p>
                  </table:table-cell>
                  <table:table-cell table:style-name="Table4.B2" office:value-type="string">
                    <text:p text:style-name="Table_20_Contents">Resource compiler</text:p>
                  </table:table-cell>
                </table:table-row>
                <table:table-row>
                  <table:table-cell table:style-name="Table4.A2" office:value-type="string">
                    <text:p text:style-name="P21">Rsc2</text:p>
                  </table:table-cell>
                  <table:table-cell table:style-name="Table4.B2" office:value-type="string">
                    <text:p text:style-name="Table_20_Contents">Resource converter</text:p>
                  </table:table-cell>
                </table:table-row>
                <table:table-row>
                  <table:table-cell table:style-name="Table4.A2" office:value-type="string">
                    <text:p text:style-name="P21">jpropex</text:p>
                  </table:table-cell>
                  <table:table-cell table:style-name="Table4.B2" office:value-type="string">
                    <text:p text:style-name="Table_20_Contents">Called from localize_sl to translate .properties files</text:p>
                  </table:table-cell>
                </table:table-row>
                <table:table-row>
                  <table:table-cell table:style-name="Table4.A2" office:value-type="string">
                    <text:p text:style-name="P61">ulfex</text:p>
                  </table:table-cell>
                  <table:table-cell table:style-name="Table4.B2" office:value-type="string">
                    <text:p text:style-name="P53">Called from localize_sl to extract strings from .ulf files. NOT USED </text:p>
                  </table:table-cell>
                </table:table-row>
                <table:table-row>
                  <table:table-cell table:style-name="Table4.A2" office:value-type="string">
                    <text:p text:style-name="P21">xhtex</text:p>
                  </table:table-cell>
                  <table:table-cell table:style-name="Table4.B2" office:value-type="string">
                    <text:p text:style-name="Table_20_Contents">Called from localize_sl to translate .htex files</text:p>
                  </table:table-cell>
                </table:table-row>
                <table:table-row>
                  <table:table-cell table:style-name="Table4.A2" office:value-type="string">
                    <text:p text:style-name="P61">xmlex</text:p>
                  </table:table-cell>
                  <table:table-cell table:style-name="Table4.B2" office:value-type="string">
                    <text:p text:style-name="P53">Called from localize to extract strings from .xrb .xxl .xgf files. NOT USED</text:p>
                  </table:table-cell>
                </table:table-row>
                <table:table-row>
                  <table:table-cell table:style-name="Table4.A2" office:value-type="string">
                    <text:p text:style-name="P21">xrmex</text:p>
                  </table:table-cell>
                  <table:table-cell table:style-name="Table4.B2" office:value-type="string">
                    <text:p text:style-name="Table_20_Contents">Called from localize_sl to translate .xrm files</text:p>
                  </table:table-cell>
                </table:table-row>
              </table:table>
              <text:p text:style-name="P60"/>
              <text:h text:style-name="P15" text:outline-level="1">Open issues</text:h>
              <text:p text:style-name="P6">The current localization workflow as outlined above has several drawbacks and plenty of room for improvement.</text:p>
              <text:p text:style-name="P6">The drawbacks as well as other ideas to make the l10n process robust and stable have been collected below. These issues should be discussed either through the wiki or through the mailing list.</text:p>
              <text:p text:style-name="P6">When there is a proposed solution to all issues, that the community in general agree to, this document will be converted into the proposed structure with a list of to-dos.</text:p>
              <text:p text:style-name="P6">The list of issues is not prioritized.</text:p>
              <text:p text:style-name="P6"/>
              <text:h text:style-name="Heading_20_2" text:outline-level="2">Workflow is not a designed approach</text:h>
              <text:p text:style-name="Text_20_body">The current workflow is probably created as needed and as a consequence it has big portions of “left-over” from</text:p>
              <text:list xml:id="list6181951335081313594" text:style-name="L13">
                <text:list-item>
                  <text:p text:style-name="P41">the original openOffice (not localized)</text:p>
                </text:list-item>
                <text:list-item>
                  <text:p text:style-name="P41">the SUN era</text:p>
                </text:list-item>
                <text:list-item>
                  <text:p text:style-name="P41">the ongoing integration of openOffice in the Apache environment</text:p>
                </text:list-item>
                <text:list-item>
                  <text:p text:style-name="P41">the l10n process is merely a “must” and not as interesting to work on as other parts</text:p>
                </text:list-item>
              </text:list>
              <text:list xml:id="list998321368575749542" text:style-name="L10">
                <text:list-item>
                  <text:p text:style-name="P37">The localization workflow is convoluted and hard to understand</text:p>
                </text:list-item>
                <text:list-item>
                  <text:p text:style-name="P37">Much tooling is involved outside the build process.</text:p>
                </text:list-item>
                <text:list-item>
                  <text:p text:style-name="P37">Some of this tooling seems to be lost after a disk crash of the old OpenOffice pootle server</text:p>
                </text:list-item>
              </text:list>
              <text:p text:style-name="P6">This results in a manual process that is undocumented and known only to a select few.</text:p>
              <text:h text:style-name="Heading_20_3" text:outline-level="3">Proposal</text:h>
              <text:p text:style-name="Text_20_body">Once we agree on all issues a design paper on a proposed structure will be make available and be basis for discussion.</text:p>
              <text:p text:style-name="Text_20_body"/>
              <text:h text:style-name="Heading_20_2" text:outline-level="2">Tools are writing in multiple languages</text:h>
              <text:p text:style-name="P43"><text:span text:style-name="T4">The tools involved are written in a variety of languages: C++, Java, Perl, and Python. This is not bad in itself. For example it makes sense to parse Java property files with Java code. But there is also C++ code for iterating over the tree of source files that uses hard coded lists of other executables and scripts for processing individual files. That leads to many processes to be created and destroyed, something that is notoriously slow on Windows. </text:span></text:p>
              <text:p text:style-name="P43"><text:span text:style-name="T4"/></text:p>
              <text:p text:style-name="P43"><text:span text:style-name="T4">Some of the tools are not used anymore. For example there are no .xtx, .xrb, .xxl, .xgf, or .xcd files. Therefore the xbtxex and xmlex tools can be dropped. (May have already happened for xmlex) Others are used but do not run (like the jpropex tool). And then there is our own preprocessor for </text:span><text:soft-page-break/><text:span text:style-name="T4">handling resource files, which might be replaceable by the standard C/C++ preprocessor (which parses the included hrc files anyway since they are included in C++ code.) </text:span></text:p>
              <text:p text:style-name="P45"><text:span text:style-name="T4"/></text:p>
              <text:p text:style-name="P49">On Linux or MacOS you have to use a full qualified path to the output file. Otherwise you won't get an output file and also no error. The tooling seems to be very error-prone. A lot of space for improvements.</text:p>
              <text:p text:style-name="P49">At the moment localize runs with errors on Windows: jpropex, a shell script that calls a java program does not run. Linux is OK. </text:p>
              <text:p text:style-name="P45">Streamline the number and implementation of the tools used for extraction and merging of localizable strings. Use the right language for each task. </text:p>
              <text:h text:style-name="Heading_20_3" text:outline-level="3"><text:span text:style-name="T4">Proposal</text:span></text:h>
              <text:p text:style-name="Text_20_body"><text:span text:style-name="T4">Rewrite localize_sl, include the conversion programs (more efficiently).</text:span></text:p>
              <text:p text:style-name="Text_20_body"><text:span text:style-name="T4">Use gcc preprocessor instead of our own.</text:span></text:p>
              <text:p text:style-name="Text_20_body"><text:span text:style-name="T4"/></text:p>
              <text:h text:style-name="Heading_20_2" text:outline-level="2"><text:span text:style-name="T4">Use of sdf file</text:span></text:h>
              <text:p text:style-name="P43"><text:span text:style-name="T4">AOO uses its own non-standard file format (SDF) for handling localized strings. In order to use a pootle server for the actual translation, all .sdf files have to be transformed into .po files and, after translation, back into .sdf files. It should be also taken into consideration a future migration to xliff format for translation handout. </text:span></text:p>
              <text:p text:style-name="P43"><text:span text:style-name="T4"/></text:p>
              <text:h text:style-name="Heading_20_3" text:outline-level="3"><text:span text:style-name="T4">Proposal</text:span></text:h>
              <text:p text:style-name="P43"><text:span text:style-name="T4">The .sdf files are merely intermediary files between the source files and the po files, and should be eliminated.</text:span></text:p>
              <text:p text:style-name="P43"><text:span text:style-name="T4"/></text:p>
              <text:p text:style-name="P43"><text:span text:style-name="T4">The choice of .po or .xliff is not so easy:</text:span></text:p>
              <text:p text:style-name="P43"><text:span text:style-name="T4"/></text:p>
              <text:p text:style-name="P47"><text:span text:style-name="T4">1) source &lt;-&gt; .po and .pot files</text:span></text:p>
              <text:p text:style-name="P43"><text:span text:style-name="T4"/></text:p>
              <text:p text:style-name="P51"><text:span text:style-name="T4">The advantage of this approach is that all translators knows .po</text:span></text:p>
              <text:p text:style-name="P51"><text:span text:style-name="T4"/></text:p>
              <text:p text:style-name="P51"><text:span text:style-name="T4">The very big disadvantage is that the format has no standard way of storing extra information. We need to store the relative path of the originating source file (as in .sdf) in order to be able to split the information.</text:span></text:p>
              <text:p text:style-name="P51"><text:span text:style-name="T4"/></text:p>
              <text:p text:style-name="P47"><text:span text:style-name="T4">2) Source ↔ .xliff</text:span></text:p>
              <text:p text:style-name="P52"><text:span text:style-name="T4">The advantage of this approach is that we can store extra information as needed, furthermore there are xliff editors out there including </text:span><text:a xlink:type="simple" xlink:href="http://translate.sourceforge.net/wiki/pootle/index">pootle server</text:a><text:span text:style-name="T4">. It would also eliminate the need for template files.</text:span></text:p>
              <text:p text:style-name="P52"><text:span text:style-name="T4"/></text:p>
              <text:p text:style-name="P52"><text:span text:style-name="T4">The disadvantage is that it is a new format, and offline translators would need to change editor.</text:span></text:p>
              <text:p text:style-name="P52"><text:span text:style-name="T4"><text:s/></text:span></text:p>
              <text:p text:style-name="P44"><text:soft-page-break/>Personally I would prefer .xliff since it makes programming a lot easier, but I think we need to listen carefully to the translators.</text:p>
              <text:p text:style-name="P44"/>
              <text:h text:style-name="Heading_20_2" text:outline-level="2">Separate projects for UI and help</text:h>
              <text:p text:style-name="P6">We should create 2 separate projects: one for <text:span text:style-name="T1">UI</text:span> and one for <text:span text:style-name="T1">Help</text:span>. And we should keep it separated between versions because there will be probably some overlap with potential conflicts. Maybe an approach of keeping two versions in pootle to give translators the chance to work on translation after a release. And to allow future development toward the next release in parallel. </text:p>
              <text:p text:style-name="P6">For example something like: </text:p>
              <text:p text:style-name="P44">Apache OpenOffice 3.4 UI (aoo34) </text:p>
              <text:p text:style-name="P44">Apache OpenOffice 3.4 Help (aoo34help) </text:p>
              <text:p text:style-name="P44">Apache OpenOffice 4.0 UI (aoo40) </text:p>
              <text:p text:style-name="P44">Apache OpenOffice 4.0 UI (aoo40help)</text:p>
              <text:p text:style-name="P44"/>
              <text:p text:style-name="P44">note: there are already 2 projects (a0034 and a0034help)</text:p>
              <text:p text:style-name="P44"/>
              <text:p text:style-name="P44">At the moment there are 276 different files to translate. Having that many files to translate makes it more likely that the same term is translated differently and currently there are no glossary list available.</text:p>
              <text:p text:style-name="P44"/>
              <text:h text:style-name="Heading_20_3" text:outline-level="3">Proposal</text:h>
              <text:p text:style-name="Text_20_body">The process makes 2 files (.xliff or .po) for each language:</text:p>
              <text:list xml:id="list6042441481168568576" text:style-name="L14">
                <text:list-item>
                  <text:p text:style-name="P42">localize_ui.&lt;xx&gt;</text:p>
                </text:list-item>
                <text:list-item>
                  <text:p text:style-name="P42">localize_help.&lt;xx&gt;</text:p>
                </text:list-item>
                <text:list-item>
                  <text:p text:style-name="P42">glossary.&lt;xx&gt; this file is not generated but maintained by the translators</text:p>
                </text:list-item>
              </text:list>
              <text:p text:style-name="Text_20_body">These 3 files are delivered to the<text:span text:style-name="T6"> </text:span><text:a xlink:type="simple" xlink:href="http://translate.sourceforge.net/wiki/pootle/index">pootle server</text:a><text:span text:style-name="T6">, translated and sent back for storage in </text:span><text:a xlink:type="simple" xlink:href="http://www.apache.org/dev/version-control.html">SVN</text:a><text:span text:style-name="T6">.</text:span></text:p>
              <text:p text:style-name="P44">These files are handled as other files in respect to versions and releases.</text:p>
              <text:p text:style-name="P44"/>
              <text:p text:style-name="P44"/>
              <text:h text:style-name="Heading_20_2" text:outline-level="2">Build process is highly manual and error prone</text:h>
              <text:p text:style-name="P44">Total workflow should be automated.</text:p>
              <text:p text:style-name="P44"/>
              <text:p text:style-name="P46"><text:span text:style-name="T7">A developer can insert the text directly in the source file or in a resource file, for the program both ways work, however only a limited number of file extension types are today scanned for texts, so in worst case some texts are never translated.</text:span></text:p>
              <text:p text:style-name="P44"/>
              <text:p text:style-name="P44">Integrate the string extraction into the build process. Most of the files that can contain localizable strings are already part of the build system, mostly for the merge process. For example there are make-rules for transforming and merging rsc files into .srs and then into .res files. Add rules for the string extraction. This would allow developers to count new strings and the buildbot could extract the new strings and upload them to the pootle server.</text:p>
              <text:p text:style-name="P44"/>
              <text:h text:style-name="Heading_20_3" text:outline-level="3"><text:soft-page-break/>Proposal</text:h>
              <text:p text:style-name="P44"/>
              <text:p text:style-name="P44">Add a new target in the makefiles (l10n_gen). Developers can then assign which files belong to this target.</text:p>
              <text:p text:style-name="P44"/>
              <text:p text:style-name="P44">Localize_sl should be rewritten so it can run in multiple makefiles (no directory scanning). Localize_sl will generate a snippet file that will be stored in a staging area (l10n/stating) and as last step in the “build –all” process, l10n will be “built”, that is the snippets will be used to update the single language files. With this process the language files will always be “ready” for use in the build process.</text:p>
              <text:p text:style-name="P44"/>
              <text:p text:style-name="P44">However the<text:span text:style-name="T7"> </text:span><text:a xlink:type="simple" xlink:href="http://translate.sourceforge.net/wiki/pootle/index"><text:span text:style-name="T7">pootle server</text:span></text:a><text:span text:style-name="T7"> still need to be manually updated.</text:span></text:p>
              <text:p text:style-name="P44"><text:span text:style-name="T7"/></text:p>
              <text:p text:style-name="P44"><text:span text:style-name="T7"/></text:p>
              <text:h text:style-name="Heading_20_2" text:outline-level="2"><text:span text:style-name="T7">Automatic update of </text:span><text:a xlink:type="simple" xlink:href="http://translate.sourceforge.net/wiki/pootle/index"><text:span text:style-name="T7">pootle server</text:span></text:a><text:span text:style-name="T7"> </text:span></text:h>
              <text:p text:style-name="P6">Translators need versioning possibilities</text:p>
              <text:p text:style-name="P6">Offline translation needs to be controlled (delivery etc).</text:p>
              <text:p text:style-name="P6"><text:span text:style-name="T7">At the moment there are no computerized control over when a translation is ready for merge, nor can a translation be given a status like e.g. “ready for review”.</text:span></text:p>
              <text:p text:style-name="P50"><text:a xlink:type="simple" xlink:href="http://translate.sourceforge.net/wiki/pootle/index"><text:span text:style-name="T7">pootle server</text:span></text:a><text:span text:style-name="T7"> can use </text:span><text:a xlink:type="simple" xlink:href="http://www.apache.org/dev/version-control.html"><text:span text:style-name="T7">SVN</text:span></text:a><text:span text:style-name="T7"> directly, and thereby offer version control, however at the moment this is not used.</text:span></text:p>
              <text:h text:style-name="Heading_20_3" text:outline-level="3"><text:span text:style-name="T7">Proposal</text:span></text:h>
              <text:p text:style-name="Text_20_body"><text:span text:style-name="T7">Make a new subproject in main called l10n, this project contains the language files (basically extras today), but also .mk file for generation.</text:span></text:p>
              <text:p text:style-name="Text_20_body"><text:span text:style-name="T7">The </text:span><text:a xlink:type="simple" xlink:href="http://translate.sourceforge.net/wiki/pootle/index">pootle server</text:a><text:span text:style-name="T6"> works direct on </text:span><text:a xlink:type="simple" xlink:href="http://www.apache.org/dev/version-control.html">SVN</text:a><text:span text:style-name="T6">. With this philosophy translators are seen as just another breed of developer (bot work with languages) and we have all the advantages of a version system when working on larger translations.</text:span></text:p>
              <text:p text:style-name="P44"><text:span text:style-name="T7"/></text:p>
              <text:p text:style-name="P44"><text:span text:style-name="T7"/></text:p>
              <text:h text:style-name="Heading_20_2" text:outline-level="2"><text:span text:style-name="T6">Content control</text:span></text:h>
              <text:p text:style-name="P48"><text:span text:style-name="T7">PO-&gt;SDF There are currently no control of the content quality (it is possible to make a translation, where all translated text are “not-translated” and it will pass.</text:span></text:p>
              <text:p text:style-name="P48">PO-&gt;SDF There are no check, that changed text are changed in the translation.</text:p>
              <text:h text:style-name="Heading_20_3" text:outline-level="3">Proposal</text:h>
              <text:p text:style-name="Text_20_body">Write a new tool that controls the tranlated part (based on the idea from poConsistency) and integrate in the “build –all” process.</text:p>
              <text:p text:style-name="P6"/>
            </text:section>
          </text:section>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10 30h20z"/>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text:number-lines="false" text:line-number="0">
        <style:tab-stops/>
      </style:paragraph-propertie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list-style-name="" style:class="text">
      <style:paragraph-properties text:number-lines="false" text:line-number="0"/>
      <style:text-properties style:font-name="Times New Roman" fo:font-size="24pt" fo:font-weight="bold" style:font-name-asian="SimSun" style:font-size-asian="24pt" style:font-weight-asian="bold" style:font-name-complex="Mangal" style:font-size-complex="24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Mangal" style:font-size-complex="18pt" style:font-weight-complex="bold"/>
    </style:style>
    <style:style style:name="List_20_Heading" style:display-name="List Heading" style:family="paragraph" style:parent-style-name="Standard" style:next-style-name="List_20_Contents" style:class="html">
      <style:paragraph-properties fo:margin="100%" fo:margin-left="0cm" fo:margin-right="0cm" fo:margin-top="0cm" fo:margin-bottom="0cm" fo:text-indent="0cm" style:auto-text-indent="false"/>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Frame_20_contents" style:display-name="Frame contents" style:family="paragraph" style:parent-style-name="Text_20_body" style:class="extra"/>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Drawing" style:family="paragraph" style:parent-style-name="Caption" style:class="extra"/>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Page <text:page-number text:select-page="current">2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n iversen</meta:initial-creator>
    <meta:creation-date>2012-10-14T13:18:33.45</meta:creation-date>
    <dc:date>2012-10-16T17:15:01.90</dc:date>
    <dc:creator>jan iversen</dc:creator>
    <meta:editing-duration>P1DT4H29M37S</meta:editing-duration>
    <meta:editing-cycles>67</meta:editing-cycles>
    <meta:generator>OpenOffice.org/3.4.1$Win32 OpenOffice.org_project/341m1$Build-9593</meta:generator>
    <meta:document-statistic meta:table-count="3" meta:image-count="0" meta:object-count="0" meta:page-count="23" meta:paragraph-count="524" meta:word-count="5631" meta:character-count="34011"/>
    <meta:user-defined meta:name="Info 1"/>
    <meta:user-defined meta:name="Info 2"/>
    <meta:user-defined meta:name="Info 3"/>
    <meta:user-defined meta:name="Info 4"/>
  </office:meta>
</office:document-meta>
</file>